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automatic-styles>
    <style:style style:name="P1" style:family="paragraph" style:parent-style-name="Text_20_body">
      <style:text-properties officeooo:paragraph-rsid="00133d01"/>
    </style:style>
    <style:style style:name="P2" style:family="paragraph" style:parent-style-name="Text_20_body">
      <style:text-properties officeooo:rsid="00143e0f" officeooo:paragraph-rsid="00143e0f"/>
    </style:style>
    <style:style style:name="P3" style:family="paragraph" style:parent-style-name="Heading_20_1">
      <style:text-properties officeooo:rsid="00133d01" officeooo:paragraph-rsid="00133d01"/>
    </style:style>
    <style:style style:name="P4" style:family="paragraph" style:parent-style-name="Text_20_body">
      <style:text-properties officeooo:rsid="00143e0f" officeooo:paragraph-rsid="0017c6c7"/>
    </style:style>
    <style:style style:name="P5" style:family="paragraph" style:parent-style-name="Text_20_body">
      <style:text-properties officeooo:rsid="0016474d" officeooo:paragraph-rsid="0017c6c7"/>
    </style:style>
    <style:style style:name="P6" style:family="paragraph" style:parent-style-name="Text_20_body">
      <style:text-properties officeooo:rsid="00169b82" officeooo:paragraph-rsid="00169b82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69b82"/>
    </style:style>
    <style:style style:name="T2" style:family="text">
      <style:text-properties officeooo:rsid="0017c6c7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1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2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3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5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6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7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fffff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8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9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0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1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2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3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54" style:family="graphic">
      <style:graphic-properties draw:stroke="none" draw:stroke-dash="Dash_20_Dot_20_1" svg:stroke-width="0cm" svg:stroke-color="#3465a4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h text:style-name="P3" text:outline-level="1" text:is-list-header="true">Les <text:s/>Suites : Introduction</text:h>
      <text:p text:style-name="P1"/>
      <text:p text:style-name="P1"/>
      <text:h text:style-name="Heading_20_2" text:outline-level="2">I – Définition</text:h>
      <text:h text:style-name="Heading_20_3" text:outline-level="3">A – Définition d’une suite numérique </text:h>
      <text:p text:style-name="P4">Une suite numérique <draw:g text:anchor-type="as-char" svg:y="-0.314cm" draw:z-index="21" draw:style-name="gr1"><svg:title>TexMaths</svg:title><svg:desc>12§display§(u_n)§svg§600§FALSE§</svg:desc><draw:g draw:style-name="gr2"><draw:path draw:style-name="gr18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9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20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21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22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une liste ordonnée de nombres réels telle qu'à tout entier n on associe un nombre réel noté <draw:g text:anchor-type="as-char" svg:y="-0.187cm" draw:z-index="22" draw:style-name="gr1"><svg:title>TexMaths</svg:title><svg:desc>12§display§u_n§svg§600§FALSE§</svg:desc><draw:g draw:style-name="gr2"><draw:path draw:style-name="gr15" draw:text-style-name="P7" svg:width="0.391cm" svg:height="0.207cm" svg:x="0.01cm" svg:y="0.023cm" svg:viewBox="0 0 392 208" svg:d="M196 208c-66 0-131 0-196 0 0-69 0-138 0-208 131 0 261 0 392 0 0 70 0 139 0 208-65 0-131 0-196 0z"><text:p/></draw:path><draw:path draw:style-name="gr16" draw:text-style-name="P8" svg:width="0.216cm" svg:height="0.189cm" svg:x="0.001cm" svg:y="0.001cm" svg:viewBox="0 0 217 190" svg:d="M136 161c5 18 19 29 37 29 16 0 25-10 31-24 7-15 13-39 13-40 0-5-3-5-4-5-5 0-5 3-6 9-6 21-15 50-33 50-8 0-13-6-13-19 0-10 6-28 8-42 4-16 8-31 12-46 2-7 6-23 8-29 2-9 7-25 7-28 0-8-6-11-13-11-2 0-14 0-16 14-8 31-26 105-32 126 0 2-17 35-49 35-21 0-25-19-25-35 0-21 11-55 23-84 5-13 6-18 6-26 0-19-13-35-34-35-40 0-56 61-56 65 0 5 5 5 6 5 4 0 4-2 6-9 11-36 26-51 43-51 4 0 10 0 10 13 0 11-4 23-7 29-16 42-24 68-24 89 0 38 28 49 51 49 28 0 44-19 51-29z"><text:p/></draw:path><draw:path draw:style-name="gr17" draw:text-style-name="P8" svg:width="0.179cm" svg:height="0.132cm" svg:x="0.243cm" svg:y="0.12cm" svg:viewBox="0 0 180 133" svg:d="M22 112c-2 3-3 11-3 12 0 6 5 9 10 9s9-4 12-7c1-3 3-12 5-18 1-5 4-19 6-26 2-6 3-14 6-20 2-12 3-14 12-26 8-12 21-28 44-28 17 0 17 16 17 21 0 18-12 50-17 64-4 7-5 10-5 15 0 16 14 25 28 25 30 0 43-40 43-45 0-4-3-4-5-4-4 0-4 3-6 5-6 24-19 36-31 36-6 0-7-4-7-11 0-6 1-9 7-23 4-9 16-41 16-57 0-29-23-34-39-34-25 0-41 16-50 28-3-21-19-28-31-28-14 0-20 10-23 17-7 11-11 27-11 29 0 3 4 3 5 3 3 0 5-1 6-8 5-18 11-33 21-33 9 0 10 8 10 15 0 6-4 17-5 25-2 7-5 19-6 27-3 12-6 24-9 37z"><text:p/></draw:path></draw:g></draw:g><text:s/>. <draw:g text:anchor-type="as-char" svg:y="-0.187cm" draw:z-index="23" draw:style-name="gr1"><svg:title>TexMaths</svg:title><svg:desc>12§display§u_n§svg§600§FALSE§</svg:desc><draw:g draw:style-name="gr2"><draw:path draw:style-name="gr12" draw:text-style-name="P7" svg:width="0.391cm" svg:height="0.207cm" svg:x="0.01cm" svg:y="0.023cm" svg:viewBox="0 0 392 208" svg:d="M196 208c-66 0-131 0-196 0 0-69 0-138 0-208 131 0 261 0 392 0 0 70 0 139 0 208-65 0-131 0-196 0z"><text:p/></draw:path><draw:path draw:style-name="gr13" draw:text-style-name="P8" svg:width="0.216cm" svg:height="0.189cm" svg:x="0.001cm" svg:y="0.001cm" svg:viewBox="0 0 217 190" svg:d="M136 161c5 18 19 29 37 29 16 0 25-10 31-24 7-15 13-39 13-40 0-5-3-5-4-5-5 0-5 3-6 9-6 21-15 50-33 50-8 0-13-6-13-19 0-10 6-28 8-42 4-16 8-31 12-46 2-7 6-23 8-29 2-9 7-25 7-28 0-8-6-11-13-11-2 0-14 0-16 14-8 31-26 105-32 126 0 2-17 35-49 35-21 0-25-19-25-35 0-21 11-55 23-84 5-13 6-18 6-26 0-19-13-35-34-35-40 0-56 61-56 65 0 5 5 5 6 5 4 0 4-2 6-9 11-36 26-51 43-51 4 0 10 0 10 13 0 11-4 23-7 29-16 42-24 68-24 89 0 38 28 49 51 49 28 0 44-19 51-29z"><text:p/></draw:path><draw:path draw:style-name="gr14" draw:text-style-name="P8" svg:width="0.179cm" svg:height="0.132cm" svg:x="0.243cm" svg:y="0.12cm" svg:viewBox="0 0 180 133" svg:d="M22 112c-2 3-3 11-3 12 0 6 5 9 10 9s9-4 12-7c1-3 3-12 5-18 1-5 4-19 6-26 2-6 3-14 6-20 2-12 3-14 12-26 8-12 21-28 44-28 17 0 17 16 17 21 0 18-12 50-17 64-4 7-5 10-5 15 0 16 14 25 28 25 30 0 43-40 43-45 0-4-3-4-5-4-4 0-4 3-6 5-6 24-19 36-31 36-6 0-7-4-7-11 0-6 1-9 7-23 4-9 16-41 16-57 0-29-23-34-39-34-25 0-41 16-50 28-3-21-19-28-31-28-14 0-20 10-23 17-7 11-11 27-11 29 0 3 4 3 5 3 3 0 5-1 6-8 5-18 11-33 21-33 9 0 10 8 10 15 0 6-4 17-5 25-2 7-5 19-6 27-3 12-6 24-9 37z"><text:p/></draw:path></draw:g></draw:g><text:s/>est appelé le terme de rang n de cette suite (ou d'indice <draw:g text:anchor-type="as-char" svg:y="-0.189cm" draw:z-index="24" draw:style-name="gr1"><svg:title>TexMaths</svg:title><svg:desc>12§display§n§svg§600§FALSE§</svg:desc><draw:g draw:style-name="gr2"><draw:path draw:style-name="gr10" draw:text-style-name="P7" svg:width="0.196cm" svg:height="0.144cm" svg:x="0.01cm" svg:y="0.022cm" svg:viewBox="0 0 197 145" svg:d="M0 0c65 0 131 0 197 0 0 48 0 97 0 145-66 0-132 0-197 0 0-48 0-97 0-145z"><text:p/></draw:path><draw:path draw:style-name="gr11" draw:text-style-name="P8" svg:width="0.227cm" svg:height="0.188cm" svg:x="0.001cm" svg:y="0cm" svg:viewBox="0 0 228 189" svg:d="M25 160c-1 6-3 16-3 18 0 7 6 11 12 11 5 0 12-4 15-12 3-11 5-21 8-32 2-12 6-24 9-37 3-9 5-17 8-26 2-7 4-19 6-22 6-13 27-50 67-50 19 0 23 15 23 28 0 27-21 79-28 97-3 9-5 15-5 19 0 20 16 35 35 35 40 0 56-62 56-65 0-4-4-4-5-4-5 0-5 1-6 7-8 29-23 52-43 52-8 0-11-3-11-13 0-11 5-21 8-30 7-22 26-67 26-92 0-27-19-44-49-44-37 0-58 26-65 36-2-23-19-36-38-36-20 0-28 17-32 24-7 14-13 39-13 41 0 4 4 2 5 4 5 0 5 0 7-10 7-30 16-49 31-49 9 0 14 4 14 19 0 8-2 13-8 35-8 31-15 63-24 96z"><text:p/></draw:path></draw:g></draw:g>).</text:p>
      <text:h text:style-name="Heading_20_3" text:outline-level="3">B – Créer une suite</text:h>
      <text:h text:style-name="Heading_20_4" text:outline-level="4">1. Avec une formule explicite</text:h>
      <text:p text:style-name="P2">Lorsqu'on génère une suite par une formule explicite, chaque terme de la suite est exprimé en fonction de n et indépendamment des termes précédents.</text:p>
      <text:p text:style-name="P4">Si <draw:g text:anchor-type="as-char" svg:y="-0.28cm" draw:z-index="18" draw:style-name="gr1"><svg:title>TexMaths</svg:title><svg:desc>12§display§u_n = 3n§svg§600§FALSE§</svg:desc><draw:g draw:style-name="gr2"><draw:path draw:style-name="gr41" draw:text-style-name="P7" svg:width="1.442cm" svg:height="0.302cm" svg:x="0.01cm" svg:y="0.021cm" svg:viewBox="0 0 1443 303" svg:d="M0 0c480 0 962 0 1443 0 0 101 0 202 0 303-481 0-963 0-1443 0 0-101 0-202 0-303z"><text:p/></draw:path><draw:path draw:style-name="gr42" draw:text-style-name="P8" svg:width="0.216cm" svg:height="0.19cm" svg:x="0cm" svg:y="0.093cm" svg:viewBox="0 0 217 191" svg:d="M136 162c5 18 19 29 37 29 16 0 25-9 31-23 7-15 13-41 13-42 0-3-3-3-4-3-5 0-5 1-6 7-6 23-15 52-33 52-8 0-13-5-13-20 0-9 6-29 8-43 4-16 9-30 12-46 2-6 6-22 8-29 2-9 6-25 6-27 0-9-5-12-12-12-2 0-14 1-16 14-8 32-28 105-32 128 0 1-17 35-49 35-21 0-26-20-26-34 0-24 12-58 23-87 6-12 7-18 7-26 0-19-13-35-34-35-40 0-56 61-56 65 0 5 4 4 5 5 5 0 5-1 7-9 11-36 26-51 43-51 4 0 10 0 10 14 0 10-5 22-7 28-16 42-24 68-24 89 0 39 28 50 51 50 28 0 44-19 51-29z"><text:p/></draw:path><draw:path draw:style-name="gr43" draw:text-style-name="P8" svg:width="0.179cm" svg:height="0.131cm" svg:x="0.244cm" svg:y="0.214cm" svg:viewBox="0 0 180 132" svg:d="M22 111c-2 3-3 10-3 12 0 7 5 9 10 9s9-2 12-6c2-3 3-12 5-19 1-5 4-18 6-26 2-6 3-12 6-20 2-12 3-14 12-26 8-12 21-28 44-28 17 0 17 16 17 22 0 17-12 49-17 62-3 9-5 11-5 16 0 16 14 25 29 25 29 0 42-41 42-44 0-5-3-5-5-5-3 0-4 2-6 6-6 23-19 35-31 35-6 0-7-4-7-10 0-7 1-11 7-24 4-9 16-41 16-58 0-27-23-32-39-32-25 0-41 14-50 26-1-20-19-26-31-26-14 0-20 8-23 16-7 10-11 27-11 28 0 4 4 4 5 4 3 0 5-1 6-8 5-18 11-33 21-33 9 0 10 7 10 15 0 6-2 16-5 25-2 8-5 19-6 26-3 12-6 26-9 38z"><text:p/></draw:path><draw:path draw:style-name="gr44" draw:text-style-name="P8" svg:width="0.279cm" svg:height="0.098cm" svg:x="0.601cm" svg:y="0.126cm" svg:viewBox="0 0 280 99" svg:d="M265 17c8 0 15 0 15-9 0-8-7-8-13-8-84 0-170 0-254 0-6 0-13 0-13 8 0 9 7 9 14 9 84 0 167 0 251 0zM267 99c6 0 13 0 13-9 0-8-7-8-15-8-84 0-167 0-251 0-7 0-14 0-14 8 0 9 7 9 13 9 84 0 170 0 254 0z"><text:p/></draw:path><draw:path draw:style-name="gr45" draw:text-style-name="P8" svg:width="0.173cm" svg:height="0.289cm" svg:x="1.04cm" svg:y="0cm" svg:viewBox="0 0 174 290" svg:d="M104 132c34-12 59-41 59-74 0-34-37-58-78-58-42 0-74 25-74 58 0 13 9 21 21 21 14 0 22-9 22-21 0-22-20-22-26-22 13-20 40-25 56-25 17 0 40 8 40 47 0 5 0 29-11 48-13 20-28 21-39 21-2 0-13 2-15 2-4 0-7 1-7 4 0 5 3 5 10 5 6 0 12 0 18 0 35 0 51 29 51 70 0 58-29 70-48 70-18 0-49-7-64-33 15 3 28-7 28-23 0-14-12-22-24-22-10 0-23 4-23 24 0 38 38 66 84 66 52 0 90-39 90-82 0-34-26-67-70-76z"><text:p/></draw:path><draw:path draw:style-name="gr46" draw:text-style-name="P8" svg:width="0.227cm" svg:height="0.19cm" svg:x="1.246cm" svg:y="0.093cm" svg:viewBox="0 0 228 191" svg:d="M24 161c-1 7-4 17-4 18 0 9 6 12 12 12s14-3 16-12c1-1 6-20 8-31 4-12 6-25 10-37 2-10 5-20 7-29 1-7 5-19 5-21 7-13 29-51 70-51 18 0 23 15 23 30 0 25-22 79-28 97-4 10-5 15-5 19 0 21 15 35 35 35 40 0 55-61 55-65 0-3-3-3-5-3-4 0-4 1-6 7-9 29-22 52-43 52-7 0-11-4-11-14s4-20 9-30c7-23 25-68 25-92 0-29-18-46-48-46-38 0-59 28-66 37-3-24-19-37-40-37-19 0-26 17-31 24-6 14-12 40-12 41 0 5 4 5 5 5 3 0 5-1 7-10 7-30 16-50 30-50 8 0 13 6 13 19 0 9-1 13-6 36-8 32-17 64-25 96z"><text:p/></draw:path></draw:g></draw:g>, alors les premiers termes de la suite sont : </text:p>
      <text:p text:style-name="Text_20_body"><draw:g text:anchor-type="as-char" svg:y="-0.28cm" draw:z-index="17" draw:style-name="gr1"><svg:title>TexMaths</svg:title><svg:desc>12§display§u_0 = 3 \times 0 = 0 §svg§600§FALSE§</svg:desc><draw:g draw:style-name="gr2"><draw:path draw:style-name="gr47" draw:text-style-name="P7" svg:width="2.64cm" svg:height="0.304cm" svg:x="0.01cm" svg:y="0.023cm" svg:viewBox="0 0 2641 305" svg:d="M1321 305c-440 0-881 0-1321 0 0-102 0-203 0-305 881 0 1760 0 2641 0 0 102 0 203 0 305-441 0-881 0-1320 0z"><text:p/></draw:path><draw:path draw:style-name="gr48" draw:text-style-name="P8" svg:width="0.216cm" svg:height="0.189cm" svg:x="0.001cm" svg:y="0.095cm" svg:viewBox="0 0 217 190" svg:d="M136 162c4 17 19 28 37 28 15 0 25-10 31-23 7-16 13-41 13-42 0-4-3-4-5-4-4 0-4 2-6 8-6 24-14 52-32 52-8 0-12-6-12-20 0-8 5-29 8-43 4-16 8-32 11-46 3-6 6-22 7-29 3-9 8-25 8-27 0-8-6-12-12-12-3 0-14 1-17 15-9 30-27 105-33 126 0 3-16 36-48 36-21 0-25-19-25-34 0-24 11-57 23-87 5-12 7-18 7-26 0-18-14-34-35-34-40 0-56 60-56 65 0 3 5 3 6 3 4 0 4-1 6-7 11-37 26-53 43-53 4 0 11 2 11 15 0 9-5 21-7 29-16 40-25 67-25 87 0 40 28 51 51 51 29 0 43-19 51-28z"><text:p/></draw:path><draw:path draw:style-name="gr49" draw:text-style-name="P8" svg:width="0.136cm" svg:height="0.2cm" svg:x="0.246cm" svg:y="0.148cm" svg:viewBox="0 0 137 201" svg:d="M137 102c0-32-4-56-17-77-10-13-28-25-52-25-68 0-68 80-68 102 0 21 0 99 68 99 69 0 69-78 69-99zM68 192c-13 0-31-7-37-31-5-17-5-41-5-63 0-21 0-44 5-60 6-24 25-30 37-30 16 0 32 10 38 27 4 17 4 37 4 63 0 22 0 44-3 62-6 27-27 32-39 32z"><text:p/></draw:path><draw:path draw:style-name="gr50" draw:text-style-name="P8" svg:width="0.28cm" svg:height="0.098cm" svg:x="0.56cm" svg:y="0.127cm" svg:viewBox="0 0 281 99" svg:d="M266 17c6 0 15 0 15-9 0-8-9-8-15-8-84 0-168 0-252 0-6 0-14 0-14 8 0 9 8 9 14 9 84 0 168 0 252 0zM266 99c6 0 15-1 15-9s-9-8-15-8c-84 0-168 0-252 0-6 0-14 0-14 8s8 9 14 9c84 0 168 0 252 0z"><text:p/></draw:path><draw:path draw:style-name="gr51" draw:text-style-name="P8" svg:width="0.174cm" svg:height="0.287cm" svg:x="0.999cm" svg:y="0cm" svg:viewBox="0 0 175 288" svg:d="M104 132c35-11 59-41 59-73 0-35-37-59-77-59-43 0-75 25-75 58 0 13 9 21 21 21 14 0 22-9 22-21 0-21-19-21-25-21 12-21 41-26 55-26 18 0 41 9 41 47 0 4-1 30-12 48-12 20-27 21-37 21-4 2-14 2-17 2-4 1-6 1-6 6 0 3 2 3 9 3 6 0 14 0 20 0 34 0 50 29 50 70 0 56-30 68-48 68s-50-7-65-31c15 1 28-7 28-24 0-14-11-23-23-23-11 0-24 6-24 24 0 39 40 66 85 66 52 0 90-38 90-80 0-34-26-67-71-76z"><text:p/></draw:path><draw:path draw:style-name="gr52" draw:text-style-name="P8" svg:width="0.202cm" svg:height="0.201cm" svg:x="1.347cm" svg:y="0.074cm" svg:viewBox="0 0 203 202" svg:d="M102 90c-29-28-56-56-85-84-5-5-6-6-9-6-4 0-8 5-8 8 0 4 0 5 5 9 27 29 56 56 84 85-28 28-57 55-84 84-5 4-5 5-5 7 0 5 4 9 8 9 3 0 4 0 9-6 27-27 56-54 84-82 29 29 59 58 87 85 2 0 4 3 6 3 5 0 9-4 9-9 0-1 0-2-1-3-30-30-68-66-89-88 26-26 51-52 78-77 1-2 8-8 9-11 2-1 3-2 3-6 0-3-4-8-9-8-3 0-4 2-9 7-28 28-55 55-83 83z"><text:p/></draw:path><draw:path draw:style-name="gr53" draw:text-style-name="P8" svg:width="0.177cm" svg:height="0.287cm" svg:x="1.722cm" svg:y="0cm" svg:viewBox="0 0 178 288" svg:d="M178 145c0-33-3-67-17-98-19-40-54-47-72-47-25 0-57 11-73 50-14 29-16 62-16 95s1 69 19 101c18 34 48 42 70 42 23 0 54-8 73-49 13-29 16-60 16-94zM89 279c-17 0-42-10-49-51-5-25-5-62-5-87 0-27 0-55 3-77 9-51 40-54 51-54 13 0 41 7 49 49 5 23 5 55 5 82 0 31 0 58-5 86-6 40-31 52-49 52z"><text:p/></draw:path><draw:path draw:style-name="gr54" draw:text-style-name="P8" svg:width="0.28cm" svg:height="0.098cm" svg:x="2.057cm" svg:y="0.127cm" svg:viewBox="0 0 281 99" svg:d="M266 17c6 0 15 0 15-9 0-8-9-8-15-8-84 0-168 0-252 0-6 0-14 0-14 8 0 9 8 9 14 9 84 0 168 0 252 0zM266 99c6 0 15-1 15-9s-9-8-15-8c-84 0-168 0-252 0-6 0-14 0-14 8s8 9 14 9c84 0 168 0 252 0z"><text:p/></draw:path><draw:path draw:style-name="gr55" draw:text-style-name="P8" svg:width="0.177cm" svg:height="0.287cm" svg:x="2.495cm" svg:y="0cm" svg:viewBox="0 0 178 288" svg:d="M178 145c0-33-3-67-17-98-19-40-54-47-72-47-25 0-57 11-73 50-14 29-16 62-16 95s1 69 19 101c18 34 48 42 70 42 23 0 54-8 73-49 13-29 16-60 16-94zM89 279c-17 0-42-10-49-51-5-25-5-62-5-87 0-27 0-55 3-77 9-51 40-54 51-54 13 0 41 7 49 49 5 23 5 55 5 82 0 31 0 58-5 86-7 40-31 52-49 52z"><text:p/></draw:path></draw:g></draw:g></text:p>
      <text:p text:style-name="Text_20_body"><draw:g text:anchor-type="as-char" svg:y="-0.279cm" draw:z-index="19" draw:style-name="gr1"><svg:title>TexMaths</svg:title><svg:desc>12§display§u_1 = 3 \times 1 = 3§svg§600§FALSE§</svg:desc><draw:g draw:style-name="gr2"><draw:path draw:style-name="gr32" draw:text-style-name="P7" svg:width="2.638cm" svg:height="0.297cm" svg:x="0.01cm" svg:y="0.022cm" svg:viewBox="0 0 2639 298" svg:d="M0 0c879 0 1760 0 2639 0 0 99 0 199 0 298-879 0-1760 0-2639 0 0-99 0-199 0-298z"><text:p/></draw:path><draw:path draw:style-name="gr33" draw:text-style-name="P8" svg:width="0.216cm" svg:height="0.187cm" svg:x="0.001cm" svg:y="0.094cm" svg:viewBox="0 0 217 188" svg:d="M136 162c4 15 19 26 37 26 15 0 25-10 31-22 7-15 13-40 13-41 0-4-3-4-5-4-4 0-4 1-6 7-6 24-14 52-32 52-8 0-13-6-13-20 0-8 6-28 8-43 4-15 9-31 12-45 1-6 6-22 7-29 3-9 8-25 8-27 0-8-6-12-14-12-1 0-13 1-15 15-9 30-28 104-33 126 0 2-16 35-48 35-21 0-26-18-26-34 0-24 12-56 23-86 6-12 7-18 7-26 0-20-13-34-34-34-40 0-56 60-56 63 0 5 4 3 5 5 5 0 5-1 7-7 11-37 26-53 43-53 4 0 10 2 10 15 0 9-5 21-7 28-16 41-24 68-24 88 0 39 28 49 51 49 28 0 43-17 51-26z"><text:p/></draw:path><draw:path draw:style-name="gr34" draw:text-style-name="P8" svg:width="0.106cm" svg:height="0.193cm" svg:x="0.262cm" svg:y="0.148cm" svg:viewBox="0 0 107 194" svg:d="M67 8c0-8-1-8-9-8-20 19-46 19-58 19 0 4 0 7 0 11 7 0 26 0 43-8 0 49 0 99 0 149 0 9 0 12-30 12-3 0-7 0-11 0 0 4 0 7 0 11 5 0 41-1 52-1 10 0 47 1 53 1 0-4 0-7 0-11-4 0-7 0-11 0-29 0-29-3-29-12 0-55 0-109 0-163z"><text:p/></draw:path><draw:path draw:style-name="gr35" draw:text-style-name="P8" svg:width="0.28cm" svg:height="0.097cm" svg:x="0.56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6" draw:text-style-name="P8" svg:width="0.174cm" svg:height="0.286cm" svg:x="0.999cm" svg:y="0cm" svg:viewBox="0 0 175 287" svg:d="M104 132c35-11 59-41 59-75 0-33-37-57-77-57-43 0-75 25-75 57 0 14 9 22 21 22 14 0 22-10 22-22 0-21-19-21-25-21 12-20 41-25 55-25 18 0 41 8 41 46 0 5-1 30-12 48-12 21-27 22-37 22-4 1-14 1-17 1-4 1-6 1-6 5 0 5 2 5 9 5 6 0 14 0 20 0 34 0 50 28 50 68 0 57-30 69-48 69s-50-7-65-31c15 1 28-7 28-24 0-14-11-22-23-22-11 0-24 6-24 24 0 38 40 65 85 65 52 0 90-38 90-81 0-34-26-66-71-74z"><text:p/></draw:path><draw:path draw:style-name="gr37" draw:text-style-name="P8" svg:width="0.202cm" svg:height="0.2cm" svg:x="1.347cm" svg:y="0.072cm" svg:viewBox="0 0 203 201" svg:d="M102 90c-29-29-56-56-85-84-5-5-6-6-9-6-4 0-8 4-8 8s0 5 5 9c27 29 56 56 84 85-28 27-57 55-84 82-5 5-5 6-5 9 0 5 4 8 8 8 3 0 4 0 9-6 27-26 56-54 84-81 29 29 59 57 87 85 2 1 4 2 6 2 5 0 9-3 9-8 0-1 0-3-1-5-30-29-68-65-89-86 26-27 51-52 78-77 2-2 8-8 11-11 0-1 1-2 1-6s-4-8-9-8c-3 0-4 2-9 7-28 28-55 55-83 83z"><text:p/></draw:path><draw:path draw:style-name="gr38" draw:text-style-name="P8" svg:width="0.138cm" svg:height="0.277cm" svg:x="1.744cm" svg:y="0cm" svg:viewBox="0 0 139 278" svg:d="M86 11c0-10 0-11-9-11-27 26-64 26-77 26 0 5 0 9 0 14 8 0 32 0 55-11 0 72 0 145 0 216 0 15-1 21-39 21-5 0-9 0-14 0 0 5 0 8 0 12 15-1 52-1 69-1s53 0 68 1c0-4 0-7 0-12-5 0-9 0-14 0-37 0-39-5-39-21 0-77 0-156 0-234z"><text:p/></draw:path><draw:path draw:style-name="gr39" draw:text-style-name="P8" svg:width="0.28cm" svg:height="0.097cm" svg:x="2.057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40" draw:text-style-name="P8" svg:width="0.174cm" svg:height="0.286cm" svg:x="2.496cm" svg:y="0cm" svg:viewBox="0 0 175 287" svg:d="M104 132c35-11 60-41 60-75 0-33-37-57-78-57-43 0-74 25-74 57 0 14 8 22 22 22 12 0 21-10 21-22 0-21-20-21-26-21 13-20 41-25 55-25 18 0 41 8 41 46 0 5-1 30-12 48-12 21-27 22-37 22-4 1-14 1-17 1-3 1-6 1-6 5 0 5 3 5 11 5 6 0 12 0 18 0 34 0 50 28 50 68 0 57-29 69-48 69-18 0-49-7-65-31 16 1 29-7 29-24 0-14-12-22-24-22-11 0-24 6-24 24 0 38 40 65 85 65 52 0 90-38 90-81 0-34-26-66-71-74z"><text:p/></draw:path></draw:g></draw:g></text:p>
      <text:p text:style-name="Text_20_body"><draw:g text:anchor-type="as-char" svg:y="-0.279cm" draw:z-index="20" draw:style-name="gr1"><svg:title>TexMaths</svg:title><svg:desc>12§display§u_2 = 3 \times 2 = 6§svg§600§FALSE§</svg:desc><draw:g draw:style-name="gr2"><draw:path draw:style-name="gr23" draw:text-style-name="P7" svg:width="2.638cm" svg:height="0.297cm" svg:x="0.01cm" svg:y="0.022cm" svg:viewBox="0 0 2639 298" svg:d="M0 0c879 0 1760 0 2639 0 0 99 0 199 0 298-879 0-1760 0-2639 0 0-99 0-199 0-298z"><text:p/></draw:path><draw:path draw:style-name="gr24" draw:text-style-name="P8" svg:width="0.216cm" svg:height="0.187cm" svg:x="0.001cm" svg:y="0.094cm" svg:viewBox="0 0 217 188" svg:d="M136 162c4 15 19 26 37 26 15 0 25-10 31-22 7-15 13-40 13-41 0-4-3-4-5-4-4 0-4 1-6 7-6 24-14 52-32 52-8 0-13-6-13-20 0-8 6-28 8-43 4-15 9-31 12-45 1-6 6-22 7-29 3-9 8-25 8-27 0-8-6-12-14-12-1 0-13 1-15 15-9 30-28 104-33 126 0 2-16 35-48 35-21 0-26-18-26-34 0-24 12-56 23-86 6-12 7-18 7-26 0-20-13-34-34-34-40 0-56 60-56 63 0 5 4 3 5 5 5 0 5-1 7-7 11-37 26-53 43-53 4 0 10 2 10 15 0 9-5 21-7 28-16 41-24 68-24 88 0 39 28 49 51 49 28 0 43-17 51-26z"><text:p/></draw:path><draw:path draw:style-name="gr25" draw:text-style-name="P8" svg:width="0.129cm" svg:height="0.193cm" svg:x="0.249cm" svg:y="0.148cm" svg:viewBox="0 0 130 194" svg:d="M130 141c-4 0-6 0-10 0-1 7-4 24-7 28-3 1-25 1-30 1-18 0-36 0-54 0 31-27 41-36 59-49 21-18 42-36 42-64 0-35-32-57-69-57s-61 25-61 53c0 15 12 16 16 16 7 0 15-4 15-15 0-6-2-16-18-16 10-21 30-27 43-27 30 0 45 23 45 46 0 26-18 46-28 57-24 23-47 45-71 68-2 4-2 4-2 12 41 0 80 0 121 0 3-18 6-35 9-53z"><text:p/></draw:path><draw:path draw:style-name="gr26" draw:text-style-name="P8" svg:width="0.28cm" svg:height="0.097cm" svg:x="0.56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27" draw:text-style-name="P8" svg:width="0.174cm" svg:height="0.286cm" svg:x="0.999cm" svg:y="0cm" svg:viewBox="0 0 175 287" svg:d="M104 132c35-11 59-41 59-75 0-33-37-57-77-57-43 0-75 25-75 57 0 14 9 22 21 22 14 0 22-10 22-22 0-21-19-21-25-21 12-20 41-25 55-25 18 0 41 8 41 46 0 5-1 30-12 48-12 21-27 22-37 22-4 1-14 1-17 1-4 1-6 1-6 5 0 5 2 5 9 5 6 0 14 0 20 0 34 0 50 28 50 68 0 57-30 69-48 69s-50-7-65-31c15 1 28-7 28-24 0-14-11-22-23-22-11 0-24 6-24 24 0 38 40 65 85 65 52 0 90-38 90-81 0-34-26-66-71-74z"><text:p/></draw:path><draw:path draw:style-name="gr28" draw:text-style-name="P8" svg:width="0.202cm" svg:height="0.2cm" svg:x="1.347cm" svg:y="0.072cm" svg:viewBox="0 0 203 201" svg:d="M102 90c-29-29-56-56-85-84-5-5-6-6-9-6-4 0-8 4-8 8s0 5 5 9c27 29 56 56 84 85-28 27-57 55-84 82-5 5-5 6-5 9 0 5 4 8 8 8 3 0 4 0 9-6 27-26 56-54 84-81 29 29 59 57 87 85 2 1 4 2 6 2 5 0 9-3 9-8 0-1 0-3-1-5-30-29-68-65-89-86 26-27 51-52 78-77 2-2 8-8 11-11 0-1 1-2 1-6s-4-8-9-8c-3 0-4 2-9 7-28 28-55 55-83 83z"><text:p/></draw:path><draw:path draw:style-name="gr29" draw:text-style-name="P8" svg:width="0.167cm" svg:height="0.277cm" svg:x="1.727cm" svg:y="0cm" svg:viewBox="0 0 168 278" svg:d="M32 245c15-14 30-28 45-43 66-56 91-79 91-121 0-47-38-81-89-81-48 0-79 38-79 75 0 24 20 24 22 24 7 0 22-4 22-22 0-11-8-22-22-22-4 0-4 0-5 1 9-27 32-43 56-43 39 0 57 34 57 68s-21 67-45 91c-26 30-54 60-80 90-5 5-5 6-5 16 52 0 104 0 156 0 4-24 8-48 12-73-4 0-7 0-11 0-1 13-5 31-8 38-4 2-31 2-41 2-25 0-50 0-76 0z"><text:p/></draw:path><draw:path draw:style-name="gr30" draw:text-style-name="P8" svg:width="0.28cm" svg:height="0.097cm" svg:x="2.057cm" svg:y="0.125cm" svg:viewBox="0 0 281 98" svg:d="M266 17c6 0 15 0 15-9 0-8-9-8-15-8-84 0-168 0-252 0-6 0-14 0-14 8 0 9 8 9 14 9 84 0 168 0 252 0zM266 98c6 0 15 0 15-8 0-9-9-9-15-9-84 0-168 0-252 0-6 0-14 0-14 9 0 8 8 8 14 8 84 0 168 0 252 0z"><text:p/></draw:path><draw:path draw:style-name="gr31" draw:text-style-name="P8" svg:width="0.174cm" svg:height="0.286cm" svg:x="2.496cm" svg:y="0cm" svg:viewBox="0 0 175 287" svg:d="M38 141c0-3 0-7 0-9 0-107 52-121 74-121 10 0 27 2 37 17-6 0-23 0-23 19 0 12 10 19 19 19 7 0 19-4 19-20 0-26-18-46-52-46-54 0-112 54-112 147 0 110 49 140 89 140 47 0 86-39 86-94 0-53-37-92-84-92-29 0-44 21-53 40zM89 275c-28 0-40-25-42-31-7-19-7-52-7-61 0-31 13-73 50-73 7 0 26 0 40 27 7 15 7 34 7 56 0 19 0 41-7 56-12 25-32 26-41 26z"><text:p/></draw:path></draw:g></draw:g></text:p>
      <text:p text:style-name="P2">…</text:p>
      <text:h text:style-name="Heading_20_4" text:outline-level="4">2. Par une relation de récurrence</text:h>
      <text:p text:style-name="P4">Lorsqu'on génère une suite par une relation de récurrence, chaque terme de la suite s'obtient à partir d'un (ou plusieurs) des termes précédents. On ne peut pas obtenir <draw:g text:anchor-type="as-char" svg:y="-0.189cm" draw:z-index="25" draw:style-name="gr1"><svg:title>TexMaths</svg:title><svg:desc>12§display§u_5§svg§600§FALSE§</svg:desc><draw:g draw:style-name="gr2"><draw:path draw:style-name="gr7" draw:text-style-name="P7" svg:width="0.343cm" svg:height="0.209cm" svg:x="0.01cm" svg:y="0.022cm" svg:viewBox="0 0 344 210" svg:d="M0 0c115 0 229 0 344 0 0 70 0 140 0 210-115 0-229 0-344 0 0-70 0-140 0-210z"><text:p/></draw:path><draw:path draw:style-name="gr8" draw:text-style-name="P8" svg:width="0.213cm" svg:height="0.187cm" svg:x="0.001cm" svg:y="0cm" svg:viewBox="0 0 214 188" svg:d="M134 161c5 17 21 27 38 27 15 0 23-9 30-22 6-15 9-27 12-40 0-5-3-5-4-5-5 0-5 3-6 6-6 24-14 53-30 53-10 0-14-6-14-19 0-10 5-29 9-43 3-16 7-30 12-45 1-7 5-23 7-29 1-9 6-26 6-28 0-8-6-11-12-11-2 0-13 0-17 14-8 31-26 105-31 125-1 2-18 36-48 36-21 0-26-19-26-35 0-21 12-55 23-84 4-13 7-19 7-26 0-19-13-35-35-35-39 0-55 61-55 65 0 3 4 2 5 3 5 0 5 0 7-7 11-36 26-51 42-51 3 0 11 0 11 13 0 11-5 23-8 29-15 42-23 67-23 86 0 41 28 50 51 50 28 0 43-18 49-27z"><text:p/></draw:path><draw:path draw:style-name="gr9" draw:text-style-name="P8" svg:width="0.128cm" svg:height="0.199cm" svg:x="0.246cm" svg:y="0.053cm" svg:viewBox="0 0 129 200" svg:d="M26 31c16 5 24 5 29 5 38 0 61-26 61-31 0-4-1-5-2-5s-1 0-3 1c-7 3-22 9-44 9-8 0-24 0-43-8-4-2-2-1-4-2-4 0-4 4-4 8 0 29 0 58 0 87 0 6 0 8 4 8s4 0 6-3c14-16 31-18 41-18 18 0 26 13 28 15 4 10 7 22 7 37 0 9 0 27-10 39-7 11-19 18-33 18-19 0-40-11-47-30 12 1 17-6 17-15 0-12-11-14-15-14-1 0-14 0-14 16 0 26 24 52 59 52 38 0 70-27 70-64 0-33-25-63-61-63-13 0-28 3-42 15 0-20 0-39 0-57z"><text:p/></draw:path></draw:g></draw:g><text:s text:c="2"/>sans connaître <draw:g text:anchor-type="as-char" svg:y="-0.183cm" draw:z-index="15" draw:style-name="gr1"><svg:title>TexMaths</svg:title><svg:desc>12§display§u_4§svg§600§FALSE§</svg:desc><draw:g draw:style-name="gr2"><draw:path draw:style-name="gr61" draw:text-style-name="P7" svg:width="0.352cm" svg:height="0.202cm" svg:x="0.01cm" svg:y="0.021cm" svg:viewBox="0 0 353 203" svg:d="M0 0c118 0 235 0 353 0 0 68 0 135 0 203-118 0-235 0-353 0 0-68 0-135 0-203z"><text:p/></draw:path><draw:path draw:style-name="gr62" draw:text-style-name="P8" svg:width="0.215cm" svg:height="0.187cm" svg:x="0.001cm" svg:y="0cm" svg:viewBox="0 0 216 188" svg:d="M136 160c4 17 20 28 38 28 14 0 24-10 30-23 7-14 8-26 12-41 0-3-4-3-5-3-5 0-5 1-6 6-6 24-13 52-30 52-10 0-13-5-13-19 0-9 4-30 8-43 4-15 7-31 12-45 1-6 5-22 7-28 1-9 6-26 6-28 0-8-6-11-12-11-2 0-13 0-17 14-8 31-26 104-31 125-1 2-18 35-48 35-22 0-27-19-27-34 0-23 12-55 23-84 5-13 7-19 7-26 0-19-13-35-35-35-39 0-55 61-55 65 0 3 4 2 5 3 5 0 5 0 7-7 11-36 27-51 42-51 4 0 11 0 11 13 0 11-5 22-7 28-16 42-24 67-24 87 0 40 29 50 52 50 27 0 43-18 50-28z"><text:p/></draw:path><draw:path draw:style-name="gr63" draw:text-style-name="P8" svg:width="0.144cm" svg:height="0.195cm" svg:x="0.241cm" svg:y="0.05cm" svg:viewBox="0 0 145 196" svg:d="M145 148c0-3 0-7 0-10-11 0-22 0-33 0 0-43 0-87 0-130 0-6 0-8-7-8-4 0-5 0-7 4-33 44-65 89-98 134 0 3 0 7 0 10 29 0 58 0 87 0 0 9 0 17 0 24 0 10 0 13-24 13-3 0-5 0-8 0 0 4 0 8 0 11 15 0 33-1 44-1s30 1 44 1c0-3 0-7 0-11-2 0-4 0-7 0-24 0-24-3-24-13 0-7 0-15 0-24 11 0 22 0 33 0zM89 31c0 36 0 72 0 107-26 0-52 0-78 0 26-35 52-71 78-107z"><text:p/></draw:path></draw:g></draw:g>. </text:p>
      <text:p text:style-name="P4">Si <draw:g text:anchor-type="as-char" svg:y="-0.286cm" draw:z-index="16" draw:style-name="gr1"><svg:title>TexMaths</svg:title><svg:desc>12§display§u_0 = 4§svg§600§FALSE§</svg:desc><draw:g draw:style-name="gr2"><draw:path draw:style-name="gr56" draw:text-style-name="P7" svg:width="1.145cm" svg:height="0.31cm" svg:x="0.01cm" svg:y="0.023cm" svg:viewBox="0 0 1146 311" svg:d="M573 311c-192 0-382 0-573 0 0-104 0-207 0-311 381 0 764 0 1146 0 0 104 0 207 0 311-191 0-382 0-573 0z"><text:p/></draw:path><draw:path draw:style-name="gr57" draw:text-style-name="P8" svg:width="0.216cm" svg:height="0.189cm" svg:x="0.001cm" svg:y="0.101cm" svg:viewBox="0 0 217 190" svg:d="M136 163c4 17 19 27 37 27 15 0 25-9 31-23 7-15 13-40 13-42 0-3-3-3-5-3-4 0-4 1-6 7-6 24-14 53-32 53-8 0-13-6-13-21 0-8 6-28 8-43 4-16 9-31 12-46 1-6 6-21 7-29 3-9 8-25 8-27 0-8-6-12-14-12-1 0-13 1-15 15-9 30-27 105-33 127 0 1-16 36-48 36-21 0-25-19-25-35 0-24 11-58 23-87 5-12 6-18 6-26 0-20-13-34-34-34-40 0-56 60-56 64 0 5 5 5 6 5 4 0 4-2 6-8 11-37 26-53 43-53 4 0 10 2 10 15 0 10-4 22-7 29-16 41-24 67-24 88 0 40 28 50 51 50 28 0 43-19 51-27z"><text:p/></draw:path><draw:path draw:style-name="gr58" draw:text-style-name="P8" svg:width="0.136cm" svg:height="0.2cm" svg:x="0.246cm" svg:y="0.153cm" svg:viewBox="0 0 137 201" svg:d="M137 102c0-32-4-56-18-77-9-13-27-25-51-25-68 0-68 81-68 102s0 99 68 99c69 0 69-78 69-99zM68 194c-13 0-31-8-37-33-5-16-5-41-5-63 0-21 0-44 5-61 6-23 25-29 37-29 16 0 32 10 36 27 5 17 6 37 6 63 0 22 0 44-4 62-6 28-26 34-38 34z"><text:p/></draw:path><draw:path draw:style-name="gr59" draw:text-style-name="P8" svg:width="0.279cm" svg:height="0.098cm" svg:x="0.56cm" svg:y="0.131cm" svg:viewBox="0 0 280 99" svg:d="M265 17c6 0 15 0 15-9 0-8-9-8-15-8-84 0-168 0-252 0-6 0-13 0-13 8 0 9 7 9 14 9 84 0 167 0 251 0zM265 99c6 0 15 0 15-9 0-8-9-8-15-8-84 0-167 0-251 0-7 0-14 0-14 8 0 9 7 9 13 9 84 0 168 0 252 0z"><text:p/></draw:path><draw:path draw:style-name="gr60" draw:text-style-name="P8" svg:width="0.186cm" svg:height="0.283cm" svg:x="0.991cm" svg:y="0.001cm" svg:viewBox="0 0 187 284" svg:d="M113 216c0 12 0 24 0 36 0 15-1 19-33 19-2 0-6 0-8 0 0 5 0 10 0 13 17-1 38-1 56-1s40 0 58 1c0-3 0-8 0-13-4 0-6 0-10 0-31 0-31-4-31-19 0-12 0-24 0-36 15 0 28 0 42 0 0-4 0-9 0-14-14 0-27 0-42 0 0-63 0-127 0-191 0-9 0-11-7-11-4 0-5 0-8 5-44 66-87 132-130 197 0 5 0 10 0 14 37 0 76 0 113 0zM115 202c-35 0-68 0-103 0 35-51 68-104 103-156 0 52 0 105 0 156z"><text:p/></draw:path></draw:g></draw:g><text:s/>et que chaque terme de la suite est le double de son précédant, alors les premiers termes sont </text:p>
      <text:p text:style-name="Text_20_body"><draw:g text:anchor-type="as-char" svg:y="-0.286cm" draw:z-index="12" draw:style-name="gr1"><svg:title>TexMaths</svg:title><svg:desc>12§display§u_0 = 4§svg§600§FALSE§</svg:desc><draw:g draw:style-name="gr2"><draw:path draw:style-name="gr75" draw:text-style-name="P7" svg:width="1.145cm" svg:height="0.31cm" svg:x="0.01cm" svg:y="0.023cm" svg:viewBox="0 0 1146 311" svg:d="M573 311c-192 0-382 0-573 0 0-104 0-207 0-311 381 0 764 0 1146 0 0 104 0 207 0 311-191 0-382 0-573 0z"><text:p/></draw:path><draw:path draw:style-name="gr76" draw:text-style-name="P8" svg:width="0.216cm" svg:height="0.189cm" svg:x="0.001cm" svg:y="0.101cm" svg:viewBox="0 0 217 190" svg:d="M136 163c4 17 19 27 37 27 15 0 25-9 31-23 7-15 13-40 13-42 0-3-3-3-5-3-4 0-4 1-6 7-6 24-14 53-32 53-8 0-13-6-13-21 0-8 6-28 8-43 4-16 9-31 12-46 1-6 6-21 7-29 3-9 8-25 8-27 0-8-6-12-14-12-1 0-13 1-15 15-9 30-27 105-33 127 0 1-16 36-48 36-21 0-25-19-25-35 0-24 11-58 23-87 5-12 6-18 6-26 0-20-13-34-34-34-40 0-56 60-56 64 0 5 5 5 6 5 4 0 4-2 6-8 11-37 26-53 43-53 4 0 10 2 10 15 0 10-4 22-7 29-16 41-24 67-24 88 0 40 28 50 51 50 28 0 43-19 51-27z"><text:p/></draw:path><draw:path draw:style-name="gr77" draw:text-style-name="P8" svg:width="0.136cm" svg:height="0.2cm" svg:x="0.246cm" svg:y="0.153cm" svg:viewBox="0 0 137 201" svg:d="M137 102c0-32-4-56-18-77-9-13-27-25-51-25-68 0-68 81-68 102s0 99 68 99c69 0 69-78 69-99zM68 194c-13 0-31-8-37-33-5-16-5-41-5-63 0-21 0-44 5-61 6-23 25-29 37-29 16 0 32 10 36 27 5 17 6 37 6 63 0 22 0 44-4 62-6 28-26 34-38 34z"><text:p/></draw:path><draw:path draw:style-name="gr78" draw:text-style-name="P8" svg:width="0.279cm" svg:height="0.098cm" svg:x="0.56cm" svg:y="0.131cm" svg:viewBox="0 0 280 99" svg:d="M265 17c6 0 15 0 15-9 0-8-9-8-15-8-84 0-168 0-252 0-6 0-13 0-13 8 0 9 7 9 14 9 84 0 167 0 251 0zM265 99c6 0 15 0 15-9 0-8-9-8-15-8-84 0-167 0-251 0-7 0-14 0-14 8 0 9 7 9 13 9 84 0 168 0 252 0z"><text:p/></draw:path><draw:path draw:style-name="gr79" draw:text-style-name="P8" svg:width="0.186cm" svg:height="0.283cm" svg:x="0.991cm" svg:y="0.001cm" svg:viewBox="0 0 187 284" svg:d="M113 216c0 12 0 24 0 36 0 15-1 19-33 19-2 0-6 0-8 0 0 5 0 10 0 13 17-1 38-1 56-1s40 0 58 1c0-3 0-8 0-13-4 0-6 0-10 0-31 0-31-4-31-19 0-12 0-24 0-36 15 0 28 0 42 0 0-4 0-9 0-14-14 0-27 0-42 0 0-63 0-127 0-191 0-9 0-11-7-11-4 0-5 0-8 5-44 66-87 132-130 197 0 5 0 10 0 14 37 0 76 0 113 0zM115 202c-35 0-68 0-103 0 35-51 68-104 103-156 0 52 0 105 0 156z"><text:p/></draw:path></draw:g></draw:g></text:p>
      <text:p text:style-name="Text_20_body"><draw:g text:anchor-type="as-char" svg:y="-0.277cm" draw:z-index="13" draw:style-name="gr1"><svg:title>TexMaths</svg:title><svg:desc>12§display§u_1 = 8§svg§600§FALSE§</svg:desc><draw:g draw:style-name="gr2"><draw:path draw:style-name="gr70" draw:text-style-name="P7" svg:width="1.139cm" svg:height="0.297cm" svg:x="0.01cm" svg:y="0.022cm" svg:viewBox="0 0 1140 298" svg:d="M571 298c-191 0-380 0-571 0 0-99 0-199 0-298 380 0 760 0 1140 0 0 99 0 199 0 298-189 0-380 0-569 0z"><text:p/></draw:path><draw:path draw:style-name="gr71" draw:text-style-name="P8" svg:width="0.216cm" svg:height="0.187cm" svg:x="0.001cm" svg:y="0.096cm" svg:viewBox="0 0 217 188" svg:d="M135 162c5 17 20 26 38 26 15 0 25-8 31-21 7-16 13-41 13-42 0-4-4-4-5-4-5 0-5 1-6 7-6 24-14 52-32 52-9 0-12-5-12-19 0-9 5-29 8-44 4-15 7-31 11-45 2-6 6-22 7-29 3-9 7-25 7-27 0-8-6-12-12-12-2 0-13 1-16 15-9 30-27 104-33 126 0 1-17 35-48 35-21 0-25-18-25-34 0-24 11-56 23-86 5-12 7-18 7-26 0-18-14-34-35-34-40 0-56 60-56 64s5 4 6 4c4 0 4-1 6-7 11-37 26-53 43-53 4 0 11 2 11 15 0 9-5 21-7 29-16 40-25 67-25 87 0 40 28 49 51 49 29 0 43-18 50-26z"><text:p/></draw:path><draw:path draw:style-name="gr72" draw:text-style-name="P8" svg:width="0.107cm" svg:height="0.193cm" svg:x="0.262cm" svg:y="0.148cm" svg:viewBox="0 0 108 194" svg:d="M67 8c0-8-1-8-9-8-18 19-46 19-58 19 0 4 0 7 0 11 7 0 26 0 43-8 0 49 0 99 0 149 0 10 0 14-30 14-3 0-7 0-11 0 0 2 0 6 0 9 5 0 42-1 53-1 9 0 46 1 53 1 0-3 0-7 0-9-4 0-8 0-12 0-29 0-29-4-29-14 0-55 0-109 0-163z"><text:p/></draw:path><draw:path draw:style-name="gr73" draw:text-style-name="P8" svg:width="0.28cm" svg:height="0.097cm" svg:x="0.56cm" svg:y="0.127cm" svg:viewBox="0 0 281 98" svg:d="M266 17c6 0 15 0 15-9 0-8-9-8-15-8-84 0-168 0-252 0-6 0-14 0-14 8 0 9 8 9 14 9 84 0 168 0 252 0zM266 98c6 0 15 0 15-8s-9-8-15-8c-84 0-168 0-252 0-6 0-14 0-14 8s8 8 14 8c84 0 168 0 252 0z"><text:p/></draw:path><draw:path draw:style-name="gr74" draw:text-style-name="P8" svg:width="0.174cm" svg:height="0.287cm" svg:x="0.997cm" svg:y="0.001cm" svg:viewBox="0 0 175 288" svg:d="M52 88c-21-12-22-27-22-34 0-25 28-43 58-43 29 0 57 21 57 51 0 24-17 45-42 59-17-12-35-23-51-33zM113 128c30-15 50-38 50-66 0-38-37-62-75-62-42 0-77 31-77 71 0 7 1 26 19 45 5 5 20 16 31 23-25 12-61 36-61 76 0 45 43 73 88 73 46 0 87-35 87-79 0-16-5-34-20-52-9-8-16-12-42-29zM71 145c17 11 35 22 51 34 12 7 31 19 31 44 0 31-31 53-65 53-36 0-66-25-66-61 0-24 13-50 49-70z"><text:p/></draw:path></draw:g></draw:g></text:p>
      <text:p text:style-name="Text_20_body"><draw:g text:anchor-type="as-char" svg:y="-0.277cm" draw:z-index="14" draw:style-name="gr1"><svg:title>TexMaths</svg:title><svg:desc>12§display§u_2 =16§svg§600§FALSE§</svg:desc><draw:g draw:style-name="gr2"><draw:path draw:style-name="gr64" draw:text-style-name="P7" svg:width="1.349cm" svg:height="0.297cm" svg:x="0.01cm" svg:y="0.022cm" svg:viewBox="0 0 1350 298" svg:d="M675 298c-225 0-450 0-675 0 0-99 0-199 0-298 450 0 901 0 1350 0 0 99 0 199 0 298-225 0-451 0-675 0z"><text:p/></draw:path><draw:path draw:style-name="gr65" draw:text-style-name="P8" svg:width="0.216cm" svg:height="0.187cm" svg:x="0.001cm" svg:y="0.096cm" svg:viewBox="0 0 217 188" svg:d="M135 162c5 17 20 26 38 26 15 0 25-8 31-21 7-16 13-41 13-42 0-4-4-4-5-4-5 0-5 1-6 7-6 24-14 52-32 52-9 0-12-5-12-19 0-9 5-29 8-44 4-15 7-31 11-45 1-6 6-22 7-29 3-9 7-25 7-27 0-8-6-12-13-12-1 0-12 1-15 15-9 30-27 104-33 126 0 1-16 35-48 35-21 0-25-18-25-34 0-24 11-56 23-86 5-12 7-18 7-26 0-18-14-34-35-34-40 0-56 60-56 64s5 4 6 4c4 0 4-1 6-7 11-37 26-53 43-53 4 0 10 2 10 15 0 9-4 21-7 29-15 40-24 67-24 87 0 40 28 49 51 49 28 0 43-18 50-26z"><text:p/></draw:path><draw:path draw:style-name="gr66" draw:text-style-name="P8" svg:width="0.129cm" svg:height="0.193cm" svg:x="0.249cm" svg:y="0.148cm" svg:viewBox="0 0 130 194" svg:d="M130 141c-4 0-6 0-10 0-1 8-4 24-7 28-3 1-25 1-30 1-18 0-36 0-54 0 31-27 41-36 59-49 21-18 42-36 42-63 0-36-32-58-69-58s-61 25-61 53c0 14 12 17 16 17 7 0 15-5 15-16 0-6-2-16-18-16 10-21 30-27 43-27 30 0 45 23 45 47 0 25-18 45-28 56-24 23-47 45-71 69-2 3-2 4-2 11 41 0 80 0 121 0 3-17 6-35 9-53z"><text:p/></draw:path><draw:path draw:style-name="gr67" draw:text-style-name="P8" svg:width="0.278cm" svg:height="0.097cm" svg:x="0.56cm" svg:y="0.127cm" svg:viewBox="0 0 279 98" svg:d="M265 17c7 0 14 0 14-9 0-8-7-8-13-8-84 0-169 0-253 0-5 0-13 0-13 8 0 9 8 9 14 9 84 0 167 0 251 0zM266 98c6 0 13 0 13-8s-7-8-14-8c-84 0-167 0-251 0-6 0-14 0-14 8s8 8 13 8c84 0 169 0 253 0z"><text:p/></draw:path><draw:path draw:style-name="gr68" draw:text-style-name="P8" svg:width="0.138cm" svg:height="0.277cm" svg:x="1.016cm" svg:y="0.001cm" svg:viewBox="0 0 139 278" svg:d="M86 11c0-10 0-11-9-11-27 28-64 28-77 28 0 3 0 8 0 12 8 0 34 0 55-11 0 72 0 145 0 217 0 14-1 19-39 19-5 0-9 0-14 0 0 5 0 10 0 13 15-1 52-1 69-1s54 0 68 1c0-3 0-8 0-13-5 0-8 0-13 0-38 0-40-4-40-19 0-78 0-157 0-235z"><text:p/></draw:path><draw:path draw:style-name="gr69" draw:text-style-name="P8" svg:width="0.174cm" svg:height="0.287cm" svg:x="1.207cm" svg:y="0.001cm" svg:viewBox="0 0 175 288" svg:d="M38 141c0-3 0-7 0-9 0-106 52-121 74-121 10 0 27 2 37 17-6 0-23 0-23 19 0 13 9 19 19 19 6 0 19-4 19-20 0-26-18-46-54-46-54 0-110 54-110 147 0 111 49 141 88 141 46 0 87-40 87-95 0-53-37-92-84-92-29 0-44 21-53 40zM88 276c-27 0-39-25-41-31-9-20-9-53-9-60 0-33 15-75 52-75 7 0 26 0 40 27 7 15 7 36 7 56 0 19 0 41-7 55-12 25-32 28-42 28z"><text:p/></draw:path></draw:g></draw:g></text:p>
      <text:p text:style-name="P2">… </text:p>
      <text:h text:style-name="Heading_20_3" text:outline-level="3">C – Représentation graphique</text:h>
      <text:p text:style-name="P5">On représente une suite par un nuage de point de coordonnées <draw:g text:anchor-type="as-char" svg:y="-0.316cm" draw:z-index="11" draw:style-name="gr1"><svg:title>TexMaths</svg:title><svg:desc>12§display§(n;u_n)§svg§600§FALSE§</svg:desc><draw:g draw:style-name="gr2"><draw:path draw:style-name="gr80" draw:text-style-name="P7" svg:width="1.152cm" svg:height="0.377cm" svg:x="0cm" svg:y="0.022cm" svg:viewBox="0 0 1153 378" svg:d="M577 378c-192 0-385 0-577 0 0-126 0-252 0-378 384 0 769 0 1153 0 0 126 0 252 0 378-192 0-384 0-576 0z"><text:p/></draw:path><draw:path draw:style-name="gr81" draw:text-style-name="P8" svg:width="0.096cm" svg:height="0.421cm" svg:x="0.02cm" svg:y="0cm" svg:viewBox="0 0 97 422" svg:d="M97 417c0-1 0-1-7-9-52-54-66-133-66-198 0-73 17-146 68-198 5-6 5-6 5-7 0-4-1-5-3-5-5 0-42 29-68 83-21 46-26 92-26 127 0 34 5 84 28 132 25 52 61 80 66 80 2 0 3-2 3-5z"><text:p/></draw:path><draw:path draw:style-name="gr82" draw:text-style-name="P8" svg:width="0.227cm" svg:height="0.19cm" svg:x="0.155cm" svg:y="0.13cm" svg:viewBox="0 0 228 191" svg:d="M25 161c-1 7-5 17-5 19 0 7 6 11 14 11 4 0 12-4 15-12 0-1 5-20 7-31 4-12 6-25 10-38 2-9 5-19 7-28 1-8 5-20 6-21 6-13 28-51 69-51 19 0 22 15 22 28 0 27-21 81-27 99-4 10-5 14-5 19 0 21 16 35 35 35 39 0 55-61 55-65 0-3-4-3-5-3-5 0-5 1-6 7-8 29-23 51-43 51-7 0-11-3-11-13 0-11 5-20 9-30 7-23 25-68 25-92 0-29-18-46-48-46-39 0-59 28-66 37-3-24-19-37-39-37-19 0-27 17-32 24-6 14-12 40-12 41 0 5 4 5 5 5 5 0 5-2 7-10 7-30 16-50 31-50 9 0 13 4 13 19 0 8-1 13-7 35-8 32-15 65-24 97z"><text:p/></draw:path><draw:path draw:style-name="gr83" draw:text-style-name="P8" svg:width="0.045cm" svg:height="0.262cm" svg:x="0.432cm" svg:y="0.135cm" svg:viewBox="0 0 46 263" svg:d="M44 23c0-13-10-23-22-23s-22 11-22 23c0 13 10 21 22 21s22-9 22-21zM36 177c0 12 0 44-26 75-4 4-4 5-4 6 0 3 2 5 5 5 5 0 35-34 35-83 0-12-2-43-24-43-15 0-22 12-22 23 0 12 7 21 22 21 2 0 2 0 3 0 3-1 7-1 11-4z"><text:p/></draw:path><draw:path draw:style-name="gr84" draw:text-style-name="P8" svg:width="0.215cm" svg:height="0.19cm" svg:x="0.595cm" svg:y="0.13cm" svg:viewBox="0 0 216 191" svg:d="M134 163c5 17 20 28 38 28 15 0 25-10 31-23 7-15 13-41 13-42 0-3-4-3-5-3-5 0-5 1-6 7-6 23-14 51-31 51-10 0-13-4-13-19 0-9 5-29 8-43 4-16 7-30 11-46 2-6 6-23 7-29 3-9 7-25 7-27 0-9-6-12-12-12-2 0-13 0-16 14-9 31-27 105-32 128-1 1-18 34-48 34-22 0-26-18-26-33 0-24 12-58 23-87 5-12 7-18 7-26 0-19-14-35-35-35-39 0-55 61-55 65 0 5 4 5 5 5 3 0 5-2 6-9 11-36 26-51 43-51 4 0 11 0 11 13 0 11-5 23-7 29-16 42-26 68-26 89 0 39 29 50 52 50 29 0 43-19 50-28z"><text:p/></draw:path><draw:path draw:style-name="gr85" draw:text-style-name="P8" svg:width="0.179cm" svg:height="0.131cm" svg:x="0.838cm" svg:y="0.249cm" svg:viewBox="0 0 180 132" svg:d="M22 110c-2 4-2 9-3 13 0 7 5 9 10 9 6 0 11-3 12-6 1-2 3-12 5-18 1-6 4-19 7-28 1-6 3-12 5-19 2-12 3-14 12-26 8-12 22-28 44-28 17 0 17 16 17 22 0 17-12 50-17 62-4 9-5 11-5 16 0 16 13 25 29 25 29 0 42-41 42-44 0-5-4-5-5-5-3 0-5 2-6 6-6 23-19 35-31 35-6 0-7-4-7-10 0-7 1-11 7-24 4-10 16-41 16-58 0-27-23-32-39-32-24 0-41 14-50 26-1-20-19-26-31-26s-20 8-23 16c-7 10-11 27-11 28 0 4 4 4 5 4 3 0 5 0 6-8 5-18 11-33 21-33 9 0 10 7 10 15 0 6-1 16-4 25-2 8-6 19-7 26-3 12-6 25-9 37z"><text:p/></draw:path><draw:path draw:style-name="gr86" draw:text-style-name="P8" svg:width="0.097cm" svg:height="0.421cm" svg:x="1.076cm" svg:y="0cm" svg:viewBox="0 0 98 422" svg:d="M98 210c0-32-4-83-27-131-25-51-63-79-66-79s-5 2-5 5c0 1 0 1 8 9 41 41 65 109 65 196 0 72-15 147-67 200-6 6-6 6-6 7 0 2 2 5 5 5s42-29 67-83c22-46 26-93 26-129z"><text:p/></draw:path></draw:g></draw:g></text:p>
      <text:h text:style-name="Heading_20_2" text:outline-level="2"><text:soft-page-break/>II – Sens de variation</text:h>
      <text:h text:style-name="Heading_20_3" text:outline-level="3"><text:span text:style-name="T2">A - </text:span><text:span text:style-name="T1">Définition</text:span></text:h>
      <text:p text:style-name="P5">Soit un entier p et une suite numérique <draw:g text:anchor-type="as-char" svg:y="-0.314cm" draw:z-index="10" draw:style-name="gr1"><svg:title>TexMaths</svg:title><svg:desc>12§display§(u_n)§svg§600§FALSE§</svg:desc><draw:g draw:style-name="gr2"><draw:path draw:style-name="gr87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88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89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90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91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/text:p>
      <text:p text:style-name="P5">- La suite <draw:g text:anchor-type="as-char" svg:y="-0.314cm" draw:z-index="2" draw:style-name="gr1"><svg:title>TexMaths</svg:title><svg:desc>12§display§(u_n)§svg§600§FALSE§</svg:desc><draw:g draw:style-name="gr2"><draw:path draw:style-name="gr134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35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36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37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38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croissante à partir du rang p signifie que pour 𝑛 ≥ 𝑝, on <text:span text:style-name="T2">a </text:span><text:s/><draw:g text:anchor-type="as-char" svg:y="-0.266cm" draw:z-index="1" draw:style-name="gr1"><svg:title>TexMaths</svg:title><svg:desc>12§display§u_{n+1} \ge u_n §svg§600§FALSE§</svg:desc><draw:g draw:style-name="gr2"><draw:path draw:style-name="gr139" draw:text-style-name="P7" svg:width="1.851cm" svg:height="0.32cm" svg:x="0.01cm" svg:y="0.022cm" svg:viewBox="0 0 1852 321" svg:d="M927 321c-310 0-619 0-927 0 0-107 0-214 0-321 617 0 1235 0 1852 0 0 107 0 214 0 321-309 0-617 0-925 0z"><text:p/></draw:path><draw:path draw:style-name="gr140" draw:text-style-name="P8" svg:width="0.216cm" svg:height="0.189cm" svg:x="0.001cm" svg:y="0.082cm" svg:viewBox="0 0 217 190" svg:d="M136 163c4 17 19 27 37 27 15 0 25-9 31-22 7-16 13-41 13-42 0-4-3-4-5-4-4 0-4 1-6 7-6 24-14 52-31 52-9 0-13-5-13-19 0-9 5-29 8-43 4-16 8-32 11-46 3-6 6-23 7-29 3-9 8-25 8-27 0-9-6-12-12-12-3 0-14 0-17 14-9 31-27 104-33 127 0 1-16 35-48 35-21 0-25-18-25-34 0-24 11-57 23-86 5-12 7-18 7-26 0-19-14-35-35-35-40 0-56 61-56 65s5 4 6 4c4 0 4-1 6-8 11-36 26-51 43-51 4 0 11 0 11 14 0 10-5 22-7 28-16 41-25 68-25 88 0 40 28 50 51 50 29 0 43-19 51-27z"><text:p/></draw:path><draw:path draw:style-name="gr141" draw:text-style-name="P8" svg:width="0.179cm" svg:height="0.131cm" svg:x="0.244cm" svg:y="0.201cm" svg:viewBox="0 0 180 132" svg:d="M22 110c-2 5-2 7-3 12 0 7 5 10 10 10 6 0 11-4 12-6 1-3 3-12 5-18s4-19 7-27c1-7 3-13 5-20 3-12 3-14 12-26 8-12 22-28 44-28 17 0 18 16 18 22 0 17-13 50-18 62-4 8-5 11-5 16 0 15 13 25 29 25 29 0 42-41 42-45 0-3-4-3-5-3-3 0-3 1-5 5-7 22-20 34-31 34-7 0-8-3-8-9 0-7 2-11 7-24 4-10 16-41 16-56 0-29-23-34-39-34-24 0-41 14-49 26-2-20-20-26-32-26s-20 8-23 16c-7 10-11 27-11 28 0 4 4 4 5 4 5 0 5 0 7-8 4-18 10-33 20-33 9 0 11 7 11 15 0 6-3 16-5 25-2 7-6 20-7 26-3 12-6 24-9 37z"><text:p/></draw:path><draw:path draw:style-name="gr142" draw:text-style-name="P8" svg:width="0.216cm" svg:height="0.215cm" svg:x="0.459cm" svg:y="0.149cm" svg:viewBox="0 0 217 216" svg:d="M116 115c30 0 60 0 90 0 4 0 11 0 11-7s-6-7-11-7c-30 0-60 0-90 0 0-30 0-60 0-90 0-4 0-11-7-11s-7 7-7 11c0 30 0 60 0 90-30 0-61 0-91 0-4 0-11 0-11 7s7 7 11 7c30 0 61 0 91 0 0 30 0 60 0 90 0 3 0 11 7 11s7-8 7-11c0-30 0-60 0-90z"><text:p/></draw:path><draw:path draw:style-name="gr143" draw:text-style-name="P8" svg:width="0.106cm" svg:height="0.194cm" svg:x="0.731cm" svg:y="0.137cm" svg:viewBox="0 0 107 195" svg:d="M66 8c0-8 0-8-8-8-20 18-46 19-58 19 0 4 0 6 0 10 6 0 26 0 42-7 0 49 0 99 0 149 0 10 0 13-29 13-3 0-8 0-12 0 0 4 0 8 0 11 6 0 42-1 53-1 10 0 47 1 53 1 0-3 0-7 0-11-4 0-7 0-11 0-30 0-30-3-30-13 0-55 0-109 0-163z"><text:p/></draw:path><draw:path draw:style-name="gr144" draw:text-style-name="P8" svg:width="0.257cm" svg:height="0.322cm" svg:x="1.038cm" svg:y="0.001cm" svg:viewBox="0 0 258 323" svg:d="M250 132c6-3 8-6 8-10 0-5-2-7-8-9-78-38-155-73-233-109-6-4-7-4-9-4-4 0-8 4-8 8 0 5 4 8 8 10 74 35 148 69 221 104-73 34-147 68-221 102-8 4-8 7-8 10 0 4 4 8 8 8 2 0 3 0 8-2 78-36 156-72 234-108zM242 323c8 0 16 0 16-8s-10-8-16-8c-75 0-151 0-226 0-8 0-16 0-16 8s7 8 14 8c76 0 153 0 228 0z"><text:p/></draw:path><draw:path draw:style-name="gr145" draw:text-style-name="P8" svg:width="0.216cm" svg:height="0.189cm" svg:x="1.46cm" svg:y="0.082cm" svg:viewBox="0 0 217 190" svg:d="M136 163c4 17 19 27 37 27 14 0 24-9 31-22 7-16 13-41 13-42 0-4-5-4-6-4-3 0-3 1-6 7-5 24-13 52-31 52-8 0-13-5-13-19 0-9 5-29 8-43 4-16 9-32 12-46 1-6 6-23 7-29 3-9 6-25 6-27 0-9-6-12-12-12-2 0-13 0-16 14-8 31-27 104-32 127 0 1-16 35-48 35-21 0-26-18-26-34 0-24 12-57 23-86 5-12 7-18 7-26 0-19-13-35-35-35-39 0-55 61-55 65s4 2 5 4c5 0 5-1 7-8 11-36 26-51 42-51 4 0 11 0 11 14 0 10-5 22-7 28-16 41-24 68-24 88 0 40 28 50 51 50 28 0 43-19 51-27z"><text:p/></draw:path><draw:path draw:style-name="gr146" draw:text-style-name="P8" svg:width="0.179cm" svg:height="0.131cm" svg:x="1.704cm" svg:y="0.201cm" svg:viewBox="0 0 180 132" svg:d="M22 110c-2 5-3 7-4 12 0 7 6 10 11 10s8-4 11-6c1-3 4-12 6-18 1-6 4-19 6-27 2-7 3-13 4-20 4-12 5-14 14-26 8-12 21-28 44-28 17 0 17 16 17 22 0 17-12 50-17 62-4 8-5 11-5 16 0 15 13 25 28 25 30 0 43-41 43-45 0-3-4-3-5-3-5 0-5 1-6 5-6 22-19 34-31 34-6 0-7-3-7-9 0-7 1-11 7-24 4-10 16-41 16-56 0-29-23-34-39-34-25 0-42 14-50 26-3-20-19-26-31-26-14 0-20 8-24 16-6 10-10 27-10 28 0 4 4 4 5 4 3 0 3 0 6-8 5-18 9-33 21-33 8 0 10 7 10 15 0 6-4 16-5 25-2 7-5 20-6 26-3 12-6 24-9 37z"><text:p/></draw:path></draw:g></draw:g></text:p>
      <text:p text:style-name="P5">- La suite <draw:g text:anchor-type="as-char" svg:y="-0.314cm" draw:z-index="3" draw:style-name="gr1"><svg:title>TexMaths</svg:title><svg:desc>12§display§(u_n)§svg§600§FALSE§</svg:desc><draw:g draw:style-name="gr2"><draw:path draw:style-name="gr129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30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31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32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33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décroissante à partir du rang p signifie que pour 𝑛 ≥ 𝑝, on a <draw:g text:anchor-type="as-char" svg:y="-0.266cm" draw:z-index="0" draw:style-name="gr1"><svg:title>TexMaths</svg:title><svg:desc>12§display§u_{n+1} \le u_n§svg§600§FALSE§</svg:desc><draw:g draw:style-name="gr2"><draw:path draw:style-name="gr147" draw:text-style-name="P7" svg:width="1.851cm" svg:height="0.32cm" svg:x="0.01cm" svg:y="0.022cm" svg:viewBox="0 0 1852 321" svg:d="M927 321c-310 0-619 0-927 0 0-107 0-214 0-321 617 0 1235 0 1852 0 0 107 0 214 0 321-309 0-617 0-925 0z"><text:p/></draw:path><draw:path draw:style-name="gr148" draw:text-style-name="P8" svg:width="0.216cm" svg:height="0.189cm" svg:x="0.001cm" svg:y="0.082cm" svg:viewBox="0 0 217 190" svg:d="M136 163c4 17 19 27 37 27 15 0 25-9 31-22 7-16 13-41 13-42 0-4-3-4-5-4-4 0-4 1-6 7-6 24-14 52-31 52-9 0-13-5-13-19 0-9 5-29 8-43 4-16 8-32 11-46 3-6 6-23 7-29 3-9 8-25 8-27 0-9-6-12-12-12-3 0-14 0-17 14-9 31-27 104-33 127 0 1-16 35-48 35-21 0-25-18-25-34 0-24 11-57 23-86 5-12 7-18 7-26 0-19-14-35-35-35-40 0-56 61-56 65s5 4 6 4c4 0 4-1 6-8 11-36 26-51 43-51 4 0 11 0 11 14 0 10-5 22-7 28-16 41-25 68-25 88 0 40 28 50 51 50 29 0 43-19 51-27z"><text:p/></draw:path><draw:path draw:style-name="gr149" draw:text-style-name="P8" svg:width="0.179cm" svg:height="0.131cm" svg:x="0.244cm" svg:y="0.201cm" svg:viewBox="0 0 180 132" svg:d="M22 110c-2 5-2 7-3 12 0 7 5 10 10 10 6 0 11-4 12-6 1-3 3-12 5-18s4-19 7-27c1-7 3-13 5-20 3-12 3-14 12-26 8-12 22-28 44-28 17 0 18 16 18 22 0 17-13 50-18 62-4 8-5 11-5 16 0 15 13 25 29 25 29 0 42-41 42-45 0-3-4-3-5-3-3 0-3 1-5 5-7 22-20 34-31 34-7 0-8-3-8-9 0-7 2-11 7-24 4-10 16-41 16-56 0-29-23-34-39-34-24 0-41 14-49 26-2-20-20-26-32-26s-20 8-23 16c-7 10-11 27-11 28 0 4 4 4 5 4 5 0 5 0 7-8 4-18 10-33 20-33 9 0 11 7 11 15 0 6-3 16-5 25-2 7-6 20-7 26-3 12-6 24-9 37z"><text:p/></draw:path><draw:path draw:style-name="gr150" draw:text-style-name="P8" svg:width="0.216cm" svg:height="0.215cm" svg:x="0.459cm" svg:y="0.149cm" svg:viewBox="0 0 217 216" svg:d="M116 115c30 0 60 0 90 0 4 0 11 0 11-7s-6-7-11-7c-30 0-60 0-90 0 0-30 0-60 0-90 0-4 0-11-7-11s-7 7-7 11c0 30 0 60 0 90-30 0-61 0-91 0-4 0-11 0-11 7s7 7 11 7c30 0 61 0 91 0 0 30 0 60 0 90 0 3 0 11 7 11s7-8 7-11c0-30 0-60 0-90z"><text:p/></draw:path><draw:path draw:style-name="gr151" draw:text-style-name="P8" svg:width="0.106cm" svg:height="0.194cm" svg:x="0.731cm" svg:y="0.137cm" svg:viewBox="0 0 107 195" svg:d="M66 8c0-8 0-8-8-8-20 18-46 19-58 19 0 4 0 6 0 10 6 0 26 0 42-7 0 49 0 99 0 149 0 10 0 13-29 13-3 0-8 0-12 0 0 4 0 8 0 11 6 0 42-1 53-1 10 0 47 1 53 1 0-3 0-7 0-11-4 0-7 0-11 0-30 0-30-3-30-13 0-55 0-109 0-163z"><text:p/></draw:path><draw:path draw:style-name="gr152" draw:text-style-name="P8" svg:width="0.257cm" svg:height="0.322cm" svg:x="1.038cm" svg:y="0.001cm" svg:viewBox="0 0 258 323" svg:d="M250 18c4-2 8-5 8-10 0-4-4-8-8-8-3 0-6 2-9 2-78 38-155 73-233 111-7 3-8 6-8 9 0 4 2 7 8 10 78 36 155 72 233 108 6 2 7 2 9 2 4 0 8-4 8-8s-2-6-10-10c-73-34-146-68-219-102 73-35 147-69 221-104zM242 323c8 0 16 0 16-8s-10-8-16-8c-75 0-151 0-226 0-8 0-16 0-16 8s7 8 14 8c76 0 153 0 228 0z"><text:p/></draw:path><draw:path draw:style-name="gr153" draw:text-style-name="P8" svg:width="0.216cm" svg:height="0.189cm" svg:x="1.46cm" svg:y="0.082cm" svg:viewBox="0 0 217 190" svg:d="M136 163c4 17 19 27 37 27 14 0 24-9 31-22 7-16 13-41 13-42 0-4-5-4-6-4-3 0-3 1-6 7-5 24-13 52-31 52-8 0-13-5-13-19 0-9 5-29 8-43 4-16 9-32 12-46 1-6 6-23 7-29 3-9 6-25 6-27 0-9-6-12-12-12-2 0-13 0-16 14-8 31-27 104-32 127 0 1-16 35-48 35-21 0-26-18-26-34 0-24 12-57 23-86 5-12 7-18 7-26 0-19-13-35-35-35-39 0-55 61-55 65s4 2 5 4c5 0 5-1 7-8 11-36 26-51 42-51 4 0 11 0 11 14 0 10-5 22-7 28-16 41-24 68-24 88 0 40 28 50 51 50 28 0 43-19 51-27z"><text:p/></draw:path><draw:path draw:style-name="gr154" draw:text-style-name="P8" svg:width="0.179cm" svg:height="0.131cm" svg:x="1.704cm" svg:y="0.201cm" svg:viewBox="0 0 180 132" svg:d="M22 110c-2 5-3 7-4 12 0 7 6 10 11 10s8-4 11-6c1-3 4-12 6-18 1-6 4-19 6-27 2-7 3-13 4-20 4-12 5-14 14-26 8-12 21-28 44-28 17 0 17 16 17 22 0 17-12 50-17 62-4 8-5 11-5 16 0 15 13 25 28 25 30 0 43-41 43-45 0-3-4-3-5-3-5 0-5 1-6 5-6 22-19 34-31 34-6 0-7-3-7-9 0-7 1-11 7-24 4-10 16-41 16-56 0-29-23-34-39-34-25 0-42 14-50 26-3-20-19-26-31-26-14 0-20 8-24 16-6 10-10 27-10 28 0 4 4 4 5 4 3 0 3 0 6-8 5-18 9-33 21-33 8 0 10 7 10 15 0 6-4 16-5 25-2 7-5 20-6 26-3 12-6 24-9 37z"><text:p/></draw:path></draw:g></draw:g></text:p>
      <text:h text:style-name="Heading_20_3" text:outline-level="3"><text:span text:style-name="T2">B - </text:span><text:span text:style-name="T1">Propriété</text:span></text:h>
      <text:p text:style-name="P4">Soit une fonction f définie sur [0 ; +∞[ et une suite numérique <draw:g text:anchor-type="as-char" svg:y="-0.314cm" draw:z-index="5" draw:style-name="gr1"><svg:title>TexMaths</svg:title><svg:desc>12§display§(u_n)§svg§600§FALSE§</svg:desc><draw:g draw:style-name="gr2"><draw:path draw:style-name="gr116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17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18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19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20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définie sur ℕ par <draw:g text:anchor-type="as-char" svg:y="-0.314cm" draw:z-index="4" draw:style-name="gr1"><svg:title>TexMaths</svg:title><svg:desc>12§display§u_n = f(n)§svg§600§FALSE§</svg:desc><draw:g draw:style-name="gr2"><draw:path draw:style-name="gr121" draw:text-style-name="P7" svg:width="1.776cm" svg:height="0.375cm" svg:x="0.01cm" svg:y="0.022cm" svg:viewBox="0 0 1777 376" svg:d="M0 0c592 0 1185 0 1777 0 0 125 0 251 0 376-592 0-1185 0-1777 0 0-125 0-251 0-376z"><text:p/></draw:path><draw:path draw:style-name="gr122" draw:text-style-name="P8" svg:width="0.216cm" svg:height="0.189cm" svg:x="0.001cm" svg:y="0.13cm" svg:viewBox="0 0 217 190" svg:d="M135 162c5 17 20 28 38 28 14 0 25-10 31-23 7-16 13-41 13-42 0-4-4-4-6-4-4 0-4 2-5 8-6 24-14 53-32 53-9 0-13-7-13-20 0-9 6-30 8-44 4-16 8-31 12-46 1-6 6-22 7-28 3-10 6-26 6-28 0-8-5-11-12-11-2 0-13 0-15 14-9 30-28 105-33 126 0 3-16 37-48 37-21 0-26-20-26-35 0-24 12-57 23-86 6-13 7-19 7-27 0-18-13-34-34-34-40 0-56 61-56 65s4 2 5 4c5 0 5-2 7-8 11-37 26-53 42-53 5 0 11 2 11 15 0 9-5 23-7 29-16 41-24 67-24 87 0 41 28 51 51 51 28 0 43-18 50-28z"><text:p/></draw:path><draw:path draw:style-name="gr123" draw:text-style-name="P8" svg:width="0.179cm" svg:height="0.131cm" svg:x="0.244cm" svg:y="0.248cm" svg:viewBox="0 0 180 132" svg:d="M22 112c-2 3-3 11-3 12 0 6 5 8 10 8s9-3 12-6c1-2 3-12 5-18 1-6 4-19 6-26s3-13 6-21c2-12 3-14 12-26 8-11 21-27 44-27 17 0 17 15 17 21 0 18-12 50-17 62-4 9-5 11-5 16 0 16 13 25 28 25 30 0 43-39 43-44 0-4-4-4-5-4-5 0-5 1-6 5-6 24-19 36-31 36-6 0-7-5-7-11 0-7 1-11 7-24 3-8 15-40 15-56 0-29-22-34-38-34-25 0-41 14-50 26-3-20-19-26-31-26-14 0-20 10-24 16-6 10-10 27-10 28 0 5 4 5 5 5 3 0 3-1 6-9 5-17 11-32 21-32 9 0 10 6 10 15 0 5-4 15-5 24-2 7-5 20-6 26-3 12-6 26-9 39z"><text:p/></draw:path><draw:path draw:style-name="gr124" draw:text-style-name="P8" svg:width="0.28cm" svg:height="0.098cm" svg:x="0.599cm" svg:y="0.161cm" svg:viewBox="0 0 281 99" svg:d="M266 17c6 0 15 0 15-9 0-8-9-8-15-8-84 0-168 0-252 0-6 0-14 0-14 8 0 9 8 9 14 9 84 0 168 0 252 0zM266 99c6 0 15 0 15-9 0-8-9-8-15-8-84 0-168 0-252 0-6 0-14 0-14 8 0 9 8 9 14 9 84 0 168 0 252 0z"><text:p/></draw:path><draw:path draw:style-name="gr125" draw:text-style-name="P8" svg:width="0.209cm" svg:height="0.38cm" svg:x="1.042cm" svg:y="0.019cm" svg:viewBox="0 0 210 381" svg:d="M132 129c12 0 25 0 37 0 8 0 12 0 12-10 0-4-4-4-11-4-12 0-24 0-36 0 4-16 6-32 10-48 1-9 7-38 9-44 4-7 11-15 21-15 1 0 12 0 20 9-19 1-23 15-23 23 0 9 8 14 16 14 11 0 23-10 23-25 0-19-19-29-36-29-15 0-41 7-54 49-2 9-4 14-13 66-10 0-21 0-30 0-7 0-12 0-12 8 0 6 3 6 12 6s18 0 27 0c-10 55-21 109-32 164-7 41-14 80-36 80-2 0-12 0-20-9 19-1 22-15 22-23 0-9-7-14-15-14-11 0-23 10-23 25 0 19 18 29 36 29 23 0 40-24 48-41 13-26 23-77 23-80 8-44 17-88 25-131z"><text:p/></draw:path><draw:path draw:style-name="gr126" draw:text-style-name="P8" svg:width="0.096cm" svg:height="0.419cm" svg:x="1.313cm" svg:y="0cm" svg:viewBox="0 0 97 420" svg:d="M97 415c0-2 0-2-7-9-52-53-66-132-66-196 0-73 17-146 68-199 5-5 5-5 5-7 0-3-1-4-3-4-5 0-42 29-68 82-21 47-26 93-26 128 0 32 5 83 28 130 25 52 61 80 66 80 2 0 3-2 3-5z"><text:p/></draw:path><draw:path draw:style-name="gr127" draw:text-style-name="P8" svg:width="0.227cm" svg:height="0.189cm" svg:x="1.447cm" svg:y="0.13cm" svg:viewBox="0 0 228 190" svg:d="M25 161c-1 6-5 16-5 18 0 7 6 11 14 11 4 0 12-2 15-11 0-1 5-22 7-31 4-13 6-27 10-39 2-9 5-18 7-27 1-7 5-19 6-22 6-13 28-52 68-52 20 0 23 16 23 30 0 27-20 80-27 99-4 10-5 14-5 19 0 19 15 34 35 34 39 0 55-61 55-65s-4-4-5-4c-4 0-4 2-6 8-8 28-23 53-43 53-7 0-10-5-10-15 0-11 4-20 7-30 9-22 26-68 26-93 0-27-18-44-48-44-39 0-59 26-66 36-3-23-19-36-39-36-19 0-27 16-32 24-6 14-12 39-12 41 0 4 4 4 5 4 5 0 5 0 7-10 7-30 16-51 31-51 9 0 13 6 13 21 0 8-1 13-7 35-8 32-15 65-24 97z"><text:p/></draw:path><draw:path draw:style-name="gr128" draw:text-style-name="P8" svg:width="0.096cm" svg:height="0.419cm" svg:x="1.712cm" svg:y="0cm" svg:viewBox="0 0 97 420" svg:d="M97 210c0-32-5-84-27-131-26-51-62-79-66-79-3 0-4 1-4 4 0 2 0 2 7 10 42 41 66 109 66 196 0 71-15 145-68 199-5 4-5 4-5 6 0 3 1 5 4 5 4 0 42-29 67-82 21-47 26-94 26-128z"><text:p/></draw:path></draw:g></draw:g>. Soit un entier p.</text:p>
      <text:p text:style-name="P4">- Si f est croissante sur l'intervalle <draw:g text:anchor-type="as-char" svg:y="-0.314cm" draw:z-index="9" draw:style-name="gr1"><svg:title>TexMaths</svg:title><svg:desc>12§display§[p ; + \infty [§svg§600§FALSE§</svg:desc><draw:g draw:style-name="gr2"><draw:path draw:style-name="gr92" draw:text-style-name="P7" svg:width="1.328cm" svg:height="0.376cm" svg:x="0.001cm" svg:y="0.023cm" svg:viewBox="0 0 1329 377" svg:d="M665 377c-221 0-443 0-665 0 0-126 0-251 0-377 442 0 886 0 1329 0 0 126 0 251 0 377-221 0-443 0-664 0z"><text:p/></draw:path><draw:path draw:style-name="gr93" draw:text-style-name="P8" svg:width="0.057cm" svg:height="0.42cm" svg:x="0.03cm" svg:y="0.001cm" svg:viewBox="0 0 58 421" svg:d="M58 421c0-6 0-11 0-17-14 0-28 0-41 0 0-129 0-259 0-387 13 0 27 0 41 0 0-6 0-11 0-17-20 0-39 0-58 0 0 141 0 280 0 421 19 0 38 0 58 0z"><text:p/></draw:path><draw:path draw:style-name="gr94" draw:text-style-name="P8" svg:width="0.218cm" svg:height="0.266cm" svg:x="0.084cm" svg:y="0.131cm" svg:viewBox="0 0 219 267" svg:d="M32 237c-3 14-4 17-22 17-6 0-10 0-10 8 0 4 1 5 5 5 12 0 24-1 36-1 13 0 27 1 41 1 2 0 8 0 8-9 0-4-5-4-11-4-20 0-20-3-20-6 0-6 17-74 20-83 6 12 17 26 39 26 49 0 101-61 101-124 0-39-24-67-56-67-20 0-41 16-55 31-4-21-22-31-37-31-21 0-28 17-31 24-9 14-14 40-14 41 0 5 4 5 5 5 4 0 5-1 7-10 8-30 16-50 32-50 6 0 12 3 12 19 0 9-2 14-3 21-15 63-31 125-47 187zM106 55c3-12 14-24 22-30 15-13 27-15 34-15 17 0 27 14 27 39 0 26-14 74-21 89-15 30-35 44-50 44-28 0-34-35-34-38 0-1 0-1 1-7 7-28 13-55 21-82z"><text:p/></draw:path><draw:path draw:style-name="gr95" draw:text-style-name="P8" svg:width="0.045cm" svg:height="0.261cm" svg:x="0.345cm" svg:y="0.135cm" svg:viewBox="0 0 46 262" svg:d="M44 23c0-13-10-23-22-23-14 0-22 10-22 23 0 12 8 21 22 21 12 0 22-9 22-21zM36 177c0 12 0 44-26 74-4 4-4 5-4 6 0 3 2 5 5 5 5 0 35-34 35-82 0-12-2-43-24-43-15 0-22 11-22 23 0 11 7 22 22 22 2 0 2 0 3 0 4-2 9-2 11-5z"><text:p/></draw:path><draw:path draw:style-name="gr96" draw:text-style-name="P8" svg:width="0.28cm" svg:height="0.278cm" svg:x="0.519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97" draw:text-style-name="P8" svg:width="0.374cm" svg:height="0.19cm" svg:x="0.845cm" svg:y="0.131cm" svg:viewBox="0 0 375 191" svg:d="M191 72c-23-29-28-35-41-46-23-19-47-26-68-26-50 0-82 47-82 96 0 48 31 95 80 95 48 0 83-38 103-72 23 29 29 35 41 46 24 19 48 26 70 26 49 0 81-47 81-96 0-48-32-95-80-95-49 0-83 38-104 72zM201 87c18-31 50-74 98-74 44 0 67 45 67 82 0 42-29 76-66 76-24 0-43-18-52-27-11-11-20-24-47-57zM173 105c-17 30-48 73-96 73-45 0-67-45-67-82 0-42 27-76 64-76 26 0 45 18 53 27 11 12 20 24 46 58z"><text:p/></draw:path><draw:path draw:style-name="gr98" draw:text-style-name="P8" svg:width="0.057cm" svg:height="0.42cm" svg:x="1.293cm" svg:y="0.001cm" svg:viewBox="0 0 58 421" svg:d="M58 421c0-6 0-11 0-17-14 0-28 0-41 0 0-129 0-259 0-387 13 0 27 0 41 0 0-6 0-11 0-17-20 0-39 0-58 0 0 141 0 280 0 421 19 0 38 0 58 0z"><text:p/></draw:path></draw:g></draw:g>, alors la suite <draw:g text:anchor-type="as-char" svg:y="-0.314cm" draw:z-index="6" draw:style-name="gr1"><svg:title>TexMaths</svg:title><svg:desc>12§display§(u_n)§svg§600§FALSE§</svg:desc><draw:g draw:style-name="gr2"><draw:path draw:style-name="gr111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12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13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14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15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croissante à partir du rang <draw:g text:anchor-type="as-char" svg:y="-0.182cm" draw:z-index="26" draw:style-name="gr1"><svg:title>TexMaths</svg:title><svg:desc>12§display§p§svg§600§FALSE§</svg:desc><draw:g draw:style-name="gr2"><draw:path draw:style-name="gr5" draw:text-style-name="P7" svg:width="0.175cm" svg:height="0.222cm" svg:x="0.023cm" svg:y="0.023cm" svg:viewBox="0 0 176 223" svg:d="M89 223c-30 0-59 0-89 0 0-74 0-149 0-223 59 0 118 0 176 0 0 74 0 149 0 223-29 0-58 0-87 0z"><text:p/></draw:path><draw:path draw:style-name="gr6" draw:text-style-name="P8" svg:width="0.218cm" svg:height="0.265cm" svg:x="0.001cm" svg:y="0.001cm" svg:viewBox="0 0 219 266" svg:d="M33 236c-4 15-4 17-23 17-5 0-10 0-10 9 0 2 2 4 6 4 11 0 23-1 35-1 14 0 29 1 42 1 2 0 7 0 7-8 0-5-3-5-9-5-22 0-22-2-22-7s18-73 20-84c6 13 19 28 39 28 48 0 101-60 101-123 0-39-24-67-56-67-21 0-40 16-55 31-3-21-21-31-37-31-19 0-28 17-31 24-7 14-14 40-14 41 0 5 4 2 5 5 5 0 5-2 8-10 7-30 15-50 31-50 7 0 13 3 13 19 0 9-1 14-4 21-15 63-31 124-46 186zM107 55c3-12 15-24 21-30 14-13 26-15 33-15 17 0 28 14 28 39 0 24-14 73-22 89-14 29-35 42-49 42-28 0-33-34-33-36 0-1 0-1 2-7 6-28 13-55 20-82z"><text:p/></draw:path></draw:g></draw:g>.</text:p>
      <text:p text:style-name="P4">- Si f est décroissante sur l'intervalle <draw:g text:anchor-type="as-char" svg:y="-0.314cm" draw:z-index="8" draw:style-name="gr1"><svg:title>TexMaths</svg:title><svg:desc>12§display§[p ; + \infty [§svg§600§FALSE§</svg:desc><draw:g draw:style-name="gr2"><draw:path draw:style-name="gr99" draw:text-style-name="P7" svg:width="1.328cm" svg:height="0.376cm" svg:x="0.001cm" svg:y="0.023cm" svg:viewBox="0 0 1329 377" svg:d="M665 377c-221 0-443 0-665 0 0-126 0-251 0-377 442 0 886 0 1329 0 0 126 0 251 0 377-221 0-443 0-664 0z"><text:p/></draw:path><draw:path draw:style-name="gr100" draw:text-style-name="P8" svg:width="0.057cm" svg:height="0.42cm" svg:x="0.03cm" svg:y="0.001cm" svg:viewBox="0 0 58 421" svg:d="M58 421c0-6 0-11 0-17-14 0-28 0-41 0 0-129 0-259 0-387 13 0 27 0 41 0 0-6 0-11 0-17-20 0-39 0-58 0 0 141 0 280 0 421 19 0 38 0 58 0z"><text:p/></draw:path><draw:path draw:style-name="gr101" draw:text-style-name="P8" svg:width="0.218cm" svg:height="0.266cm" svg:x="0.084cm" svg:y="0.131cm" svg:viewBox="0 0 219 267" svg:d="M32 237c-3 14-4 17-22 17-6 0-10 0-10 8 0 4 1 5 5 5 12 0 24-1 36-1 13 0 27 1 41 1 2 0 8 0 8-9 0-4-5-4-11-4-20 0-20-3-20-6 0-6 17-74 20-83 6 12 17 26 39 26 49 0 101-61 101-124 0-39-24-67-56-67-20 0-41 16-55 31-4-21-22-31-37-31-21 0-28 17-31 24-9 14-14 40-14 41 0 5 4 5 5 5 4 0 5-1 7-10 8-30 16-50 32-50 6 0 12 3 12 19 0 9-2 14-3 21-15 63-31 125-47 187zM106 55c3-12 14-24 22-30 15-13 27-15 34-15 17 0 27 14 27 39 0 26-14 74-21 89-15 30-35 44-50 44-28 0-34-35-34-38 0-1 0-1 1-7 7-28 13-55 21-82z"><text:p/></draw:path><draw:path draw:style-name="gr102" draw:text-style-name="P8" svg:width="0.045cm" svg:height="0.261cm" svg:x="0.345cm" svg:y="0.135cm" svg:viewBox="0 0 46 262" svg:d="M44 23c0-13-10-23-22-23-14 0-22 10-22 23 0 12 8 21 22 21 12 0 22-9 22-21zM36 177c0 12 0 44-26 74-4 4-4 5-4 6 0 3 2 5 5 5 5 0 35-34 35-82 0-12-2-43-24-43-15 0-22 11-22 23 0 11 7 22 22 22 2 0 2 0 3 0 4-2 9-2 11-5z"><text:p/></draw:path><draw:path draw:style-name="gr103" draw:text-style-name="P8" svg:width="0.28cm" svg:height="0.278cm" svg:x="0.519cm" svg:y="0.072cm" svg:viewBox="0 0 281 279" svg:d="M149 149c39 0 78 0 117 0 6 0 15-1 15-10s-9-8-15-8c-39 0-78 0-117 0 0-40 0-78 0-118 0-6 0-13-9-13-8 0-8 7-8 13 0 40 0 78 0 118-40 0-78 0-118 0-6 0-14-1-14 8s8 10 14 10c40 0 78 0 118 0 0 39 0 78 0 117 0 6 0 13 8 13 9 0 9-7 9-13 0-39 0-78 0-117z"><text:p/></draw:path><draw:path draw:style-name="gr104" draw:text-style-name="P8" svg:width="0.374cm" svg:height="0.19cm" svg:x="0.845cm" svg:y="0.131cm" svg:viewBox="0 0 375 191" svg:d="M191 72c-23-29-28-35-41-46-23-19-47-26-68-26-50 0-82 47-82 96 0 48 31 95 80 95 48 0 83-38 103-72 23 29 29 35 41 46 24 19 48 26 70 26 49 0 81-47 81-96 0-48-32-95-80-95-49 0-83 38-104 72zM201 87c18-31 50-74 98-74 44 0 67 45 67 82 0 42-29 76-66 76-24 0-43-18-52-27-11-11-20-24-47-57zM173 105c-17 30-48 73-96 73-45 0-67-45-67-82 0-42 27-76 64-76 26 0 45 18 53 27 11 12 20 24 46 58z"><text:p/></draw:path><draw:path draw:style-name="gr105" draw:text-style-name="P8" svg:width="0.057cm" svg:height="0.42cm" svg:x="1.293cm" svg:y="0.001cm" svg:viewBox="0 0 58 421" svg:d="M58 421c0-6 0-11 0-17-14 0-28 0-41 0 0-129 0-259 0-387 13 0 27 0 41 0 0-6 0-11 0-17-20 0-39 0-58 0 0 141 0 280 0 421 19 0 38 0 58 0z"><text:p/></draw:path></draw:g></draw:g><text:s/>alors la suite <draw:g text:anchor-type="as-char" svg:y="-0.314cm" draw:z-index="7" draw:style-name="gr1"><svg:title>TexMaths</svg:title><svg:desc>12§display§(u_n)§svg§600§FALSE§</svg:desc><draw:g draw:style-name="gr2"><draw:path draw:style-name="gr106" draw:text-style-name="P7" svg:width="0.71cm" svg:height="0.376cm" svg:x="0.001cm" svg:y="0.023cm" svg:viewBox="0 0 711 377" svg:d="M356 377c-119 0-237 0-356 0 0-126 0-251 0-377 237 0 474 0 711 0 0 126 0 251 0 377-118 0-237 0-355 0z"><text:p/></draw:path><draw:path draw:style-name="gr107" draw:text-style-name="P8" svg:width="0.096cm" svg:height="0.42cm" svg:x="0.021cm" svg:y="0.001cm" svg:viewBox="0 0 97 421" svg:d="M97 416c0-1 0-1-7-9-52-54-66-133-66-197 0-73 17-146 68-198 5-6 5-6 5-7 0-4-1-5-3-5-5 0-42 29-68 83-21 46-26 92-26 127 0 33 5 83 28 131 25 52 61 80 66 80 2 0 3-1 3-5z"><text:p/></draw:path><draw:path draw:style-name="gr108" draw:text-style-name="P8" svg:width="0.215cm" svg:height="0.19cm" svg:x="0.156cm" svg:y="0.131cm" svg:viewBox="0 0 216 191" svg:d="M134 163c5 17 21 28 39 28 14 0 24-9 31-23 7-15 12-41 12-42 0-3-4-3-5-3-5 0-5 1-6 7-6 23-14 52-31 52-10 0-13-5-13-20 0-9 5-29 8-43 4-16 7-31 12-46 1-6 5-23 7-29 2-9 6-25 6-27 0-9-6-12-12-12-2 0-13 0-16 14-9 31-27 105-32 128-1 1-18 35-48 35-22 0-26-19-26-34 0-24 12-58 23-87 5-12 7-18 7-26 0-19-13-35-35-35-39 0-55 61-55 65 0 5 4 5 5 5 5 0 5-1 7-9 10-36 26-51 42-51 4 0 11 0 11 13 0 11-5 23-7 29-16 42-24 68-24 89 0 39 28 50 51 50 28 0 42-19 49-28z"><text:p/></draw:path><draw:path draw:style-name="gr109" draw:text-style-name="P8" svg:width="0.179cm" svg:height="0.131cm" svg:x="0.397cm" svg:y="0.25cm" svg:viewBox="0 0 180 132" svg:d="M22 111c-2 3-2 7-3 12 0 7 5 9 10 9 6 0 11-3 12-6 1-2 3-12 5-18s4-19 7-27c1-6 3-12 5-20 3-12 3-14 12-26 8-12 22-28 44-28 17 0 18 16 18 22 0 17-13 50-18 62-4 9-5 11-5 16 0 16 13 25 29 25 29 0 42-41 42-44 0-5-4-5-5-5-3 0-5 2-6 6-6 23-19 35-31 35-6 0-7-4-7-10 0-7 2-11 7-24 4-9 16-41 16-58 0-27-23-32-39-32-24 0-41 14-49 26-2-20-20-26-32-26s-20 8-23 16c-7 10-11 27-11 28 0 4 4 4 5 4 5 0 5 0 7-8 4-18 10-33 20-33 9 0 11 7 11 15 0 6-3 16-5 25-2 7-6 19-7 26-3 12-6 24-9 38z"><text:p/></draw:path><draw:path draw:style-name="gr110" draw:text-style-name="P8" svg:width="0.097cm" svg:height="0.42cm" svg:x="0.635cm" svg:y="0.001cm" svg:viewBox="0 0 98 421" svg:d="M98 210c0-32-4-83-27-131-25-51-63-79-66-79s-5 2-5 5c0 1 0 1 8 9 41 41 65 109 65 196 0 71-15 146-67 199-6 6-6 6-6 7 0 2 2 5 5 5s42-29 67-83c22-46 26-93 26-128z"><text:p/></draw:path></draw:g></draw:g><text:s/>est décroissante à partir du rang <draw:g text:anchor-type="as-char" svg:y="-0.182cm" draw:z-index="27" draw:style-name="gr1"><svg:title>TexMaths</svg:title><svg:desc>12§display§p§svg§600§FALSE§</svg:desc><draw:g draw:style-name="gr2"><draw:path draw:style-name="gr3" draw:text-style-name="P7" svg:width="0.175cm" svg:height="0.222cm" svg:x="0.023cm" svg:y="0.023cm" svg:viewBox="0 0 176 223" svg:d="M89 223c-30 0-59 0-89 0 0-74 0-149 0-223 59 0 118 0 176 0 0 74 0 149 0 223-29 0-58 0-87 0z"><text:p/></draw:path><draw:path draw:style-name="gr4" draw:text-style-name="P8" svg:width="0.218cm" svg:height="0.265cm" svg:x="0.001cm" svg:y="0.001cm" svg:viewBox="0 0 219 266" svg:d="M33 236c-4 15-4 17-23 17-5 0-10 0-10 9 0 2 2 4 6 4 11 0 23-1 35-1 14 0 29 1 42 1 2 0 7 0 7-8 0-5-3-5-9-5-22 0-22-2-22-7s18-73 20-84c6 13 19 28 39 28 48 0 101-60 101-123 0-39-24-67-56-67-21 0-40 16-55 31-3-21-21-31-37-31-19 0-28 17-31 24-7 14-14 40-14 41 0 5 4 2 5 5 5 0 5-2 8-10 7-30 15-50 31-50 7 0 13 3 13 19 0 9-1 14-4 21-15 63-31 124-46 186zM107 55c3-12 15-24 21-30 14-13 26-15 33-15 17 0 28 14 28 39 0 24-14 73-22 89-14 29-35 42-49 42-28 0-33-34-33-36 0-1 0-1 2-7 6-28 13-55 20-82z"><text:p/></draw:path></draw:g></draw:g><text:s/>.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  <style:font-face style:name="arial1" svg:font-family="arial" style:font-adornments="Normal" style:font-family-generic="swiss"/>
    <style:font-face style:name="sans-serif" svg:font-family="sans-serif"/>
  </office:font-face-decls>
  <office:styles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arial" fo:font-family="arial" style:font-family-generic="swiss" officeooo:rsid="0011b6cc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8pt" style:text-underline-style="solid" style:text-underline-width="bold" style:text-underline-color="#ff0000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1" fo:font-family="arial" style:font-style-name="Normal" style:font-family-generic="swiss" fo:font-size="16pt" style:text-underline-style="solid" style:text-underline-type="double" style:text-underline-width="auto" style:text-underline-color="#ff0000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style:text-underline-style="solid" style:text-underline-type="double" style:text-underline-width="auto" style:text-underline-color="#00a933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style:text-underline-style="solid" style:text-underline-width="auto" style:text-underline-color="#2a6099" fo:font-weight="normal" style:font-size-asian="13pt" style:font-style-asian="italic" style:font-weight-asian="normal" style:font-size-complex="13pt" style:font-style-complex="italic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8:59:47.766813721</meta:creation-date>
    <dc:title>TST</dc:title>
    <meta:editing-duration>PT18M34S</meta:editing-duration>
    <meta:editing-cycles>5</meta:editing-cycles>
    <meta:generator>LibreOffice/7.3.4.2$Linux_X86_64 LibreOffice_project/30$Build-2</meta:generator>
    <dc:date>2022-06-15T11:24:22.626348549</dc:date>
    <meta:document-statistic meta:table-count="0" meta:image-count="0" meta:object-count="0" meta:page-count="2" meta:paragraph-count="30" meta:word-count="304" meta:character-count="1526" meta:non-whitespace-character-count="1224"/>
    <meta:template xlink:type="simple" xlink:actuate="onRequest" xlink:title="TST" xlink:href="../../../../../../../../home/paulhenry/.config/libreoffice/4/user/template/TST.ott" meta:date="2022-06-14T18:59:43.008414121"/>
  </office:meta>
</office:document-meta>
</file>